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9pt" fo:language="en" fo:country="US" style:text-underline-style="none" fo:font-weight="bold" officeooo:rsid="000a7e42" officeooo:paragraph-rsid="000a7e42" style:font-size-asian="7.84999990463257pt" style:font-weight-asian="bold" style:font-size-complex="9pt" style:font-weight-complex="bold"/>
    </style:style>
    <style:style style:name="P2" style:family="paragraph" style:parent-style-name="Standard">
      <style:text-properties style:font-name="Trebuchet MS" fo:font-size="9pt" fo:language="en" fo:country="US" style:text-underline-style="none" fo:font-weight="bold" officeooo:rsid="0009d2d8" officeooo:paragraph-rsid="0009d2d8" style:font-size-asian="7.84999990463257pt" style:font-weight-asian="bold" style:font-size-complex="9pt" style:font-weight-complex="bold"/>
    </style:style>
    <style:style style:name="P3" style:family="paragraph" style:parent-style-name="Standard">
      <style:text-properties style:font-name="Trebuchet MS" fo:font-size="9pt" fo:language="en" fo:country="US" style:text-underline-style="none" fo:font-weight="bold" officeooo:rsid="0009d2d8" officeooo:paragraph-rsid="0009d77b" style:font-size-asian="7.84999990463257pt" style:font-weight-asian="bold" style:font-size-complex="9pt" style:font-weight-complex="bold"/>
    </style:style>
    <style:style style:name="P4" style:family="paragraph" style:parent-style-name="Standard">
      <style:text-properties style:font-name="Trebuchet MS" fo:font-size="9pt" fo:language="en" fo:country="US" style:text-underline-style="none" fo:font-weight="bold" officeooo:rsid="0009d77b" officeooo:paragraph-rsid="0009d77b" style:font-size-asian="7.84999990463257pt" style:font-weight-asian="bold" style:font-size-complex="9pt" style:font-weight-complex="bold"/>
    </style:style>
    <style:style style:name="P5" style:family="paragraph" style:parent-style-name="Standard">
      <style:text-properties style:font-name="Trebuchet MS" fo:font-size="9pt" fo:language="en" fo:country="US" style:text-underline-style="none" fo:font-weight="bold" officeooo:rsid="001ea0be" officeooo:paragraph-rsid="001ea0be" style:font-size-asian="7.84999990463257pt" style:font-weight-asian="bold" style:font-size-complex="9pt" style:font-weight-complex="bold"/>
    </style:style>
    <style:style style:name="P6" style:family="paragraph" style:parent-style-name="Standard">
      <style:text-properties style:font-name="Trebuchet MS" fo:font-size="9pt" fo:language="en" fo:country="US" style:text-underline-style="none" fo:font-weight="bold" officeooo:rsid="0029cb47" officeooo:paragraph-rsid="002b9edd" style:font-size-asian="7.84999990463257pt" style:font-weight-asian="bold" style:font-size-complex="9pt" style:font-weight-complex="bold"/>
    </style:style>
    <style:style style:name="P7" style:family="paragraph" style:parent-style-name="Standard">
      <style:text-properties style:font-name="Trebuchet MS" fo:font-size="9pt" fo:language="en" fo:country="US" style:text-underline-style="none" fo:font-weight="normal" officeooo:rsid="0021c848" officeooo:paragraph-rsid="0021c848" style:font-size-asian="7.84999990463257pt" style:font-weight-asian="normal" style:font-size-complex="9pt" style:font-weight-complex="normal"/>
    </style:style>
    <style:style style:name="P8" style:family="paragraph" style:parent-style-name="Standard">
      <style:text-properties style:font-name="Trebuchet MS" fo:font-size="9pt" fo:language="ru" fo:country="RU" style:text-underline-style="none" fo:font-weight="bold" officeooo:rsid="0009d2d8" officeooo:paragraph-rsid="0009d2d8" style:font-size-asian="7.84999990463257pt" style:font-weight-asian="bold" style:font-size-complex="9pt" style:font-weight-complex="bold"/>
    </style:style>
    <style:style style:name="P9" style:family="paragraph" style:parent-style-name="Standard">
      <style:text-properties style:font-name="Trebuchet MS" fo:font-size="9pt" fo:language="ru" fo:country="RU" style:text-underline-style="none" fo:font-weight="bold" officeooo:rsid="001ea0be" officeooo:paragraph-rsid="001fc135" style:font-size-asian="7.84999990463257pt" style:font-weight-asian="bold" style:font-size-complex="9pt" style:font-weight-complex="bold"/>
    </style:style>
    <style:style style:name="P10" style:family="paragraph" style:parent-style-name="Standard">
      <style:text-properties style:font-name="Trebuchet MS" fo:font-size="10pt" fo:language="ru" fo:country="RU" fo:font-weight="bold" officeooo:rsid="0002ef09" officeooo:paragraph-rsid="0003a81d" style:font-size-asian="8.75pt" style:font-weight-asian="bold" style:font-size-complex="10pt" style:font-weight-complex="bold"/>
    </style:style>
    <style:style style:name="P11" style:family="paragraph" style:parent-style-name="Standard">
      <style:text-properties style:font-name="Trebuchet MS" fo:font-size="10pt" fo:language="ru" fo:country="RU" style:text-underline-style="none" fo:font-weight="bold" officeooo:rsid="00052d33" officeooo:paragraph-rsid="00052d33" style:font-size-asian="8.75pt" style:font-weight-asian="bold" style:font-size-complex="10pt" style:font-weight-complex="bold"/>
    </style:style>
    <style:style style:name="P12" style:family="paragraph" style:parent-style-name="Standard">
      <style:text-properties style:font-name="Trebuchet MS" fo:font-size="10pt" fo:language="ru" fo:country="RU" style:text-underline-style="none" fo:font-weight="bold" officeooo:rsid="00052d33" officeooo:paragraph-rsid="00071527" style:font-size-asian="8.75pt" style:font-weight-asian="bold" style:font-size-complex="10pt" style:font-weight-complex="bold"/>
    </style:style>
    <style:style style:name="P13" style:family="paragraph" style:parent-style-name="Standard">
      <style:text-properties style:font-name="Trebuchet MS" fo:font-size="10pt" fo:language="ru" fo:country="RU" style:text-underline-style="none" fo:font-weight="bold" officeooo:rsid="00052d33" officeooo:paragraph-rsid="00060d1e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rebuchet MS" fo:font-size="10pt" fo:language="ru" fo:country="RU" style:text-underline-style="none" fo:font-weight="bold" officeooo:rsid="00052d33" officeooo:paragraph-rsid="00071527" style:font-size-asian="8.75pt" style:font-weight-asian="bold" style:font-size-complex="10pt" style:font-weight-complex="bold"/>
    </style:style>
    <style:style style:name="P15" style:family="paragraph" style:parent-style-name="Standard">
      <style:text-properties style:font-name="Trebuchet MS" fo:font-size="10pt" fo:language="ru" fo:country="RU" style:text-underline-style="none" fo:font-weight="bold" officeooo:rsid="0004d1db" officeooo:paragraph-rsid="0004d1db" style:font-size-asian="8.75pt" style:font-weight-asian="bold" style:font-size-complex="10pt" style:font-weight-complex="bold"/>
    </style:style>
    <style:style style:name="P16" style:family="paragraph" style:parent-style-name="Standard">
      <style:text-properties style:font-name="Trebuchet MS" fo:font-size="10pt" fo:language="ru" fo:country="RU" style:text-underline-style="none" fo:font-weight="bold" officeooo:rsid="000a7e42" officeooo:paragraph-rsid="000a7e42" style:font-size-asian="8.75pt" style:font-weight-asian="bold" style:font-size-complex="10pt" style:font-weight-complex="bold"/>
    </style:style>
    <style:style style:name="P17" style:family="paragraph" style:parent-style-name="Standard">
      <style:text-properties style:font-name="Trebuchet MS" fo:font-size="10pt" fo:language="ru" fo:country="RU" style:text-underline-style="none" fo:font-weight="bold" officeooo:rsid="0003a81d" officeooo:paragraph-rsid="0003a81d" style:font-size-asian="8.75pt" style:font-weight-asian="bold" style:font-size-complex="10pt" style:font-weight-complex="bold"/>
    </style:style>
    <style:style style:name="P18" style:family="paragraph" style:parent-style-name="Standard">
      <style:text-properties style:font-name="Trebuchet MS" fo:font-size="10pt" fo:language="ru" fo:country="RU" style:text-underline-style="none" fo:font-weight="bold" officeooo:rsid="001fc135" officeooo:paragraph-rsid="001fc135" style:font-size-asian="8.75pt" style:font-weight-asian="bold" style:font-size-complex="10pt" style:font-weight-complex="bold"/>
    </style:style>
    <style:style style:name="P19" style:family="paragraph" style:parent-style-name="Standard">
      <style:text-properties style:font-name="Trebuchet MS" fo:font-size="10pt" fo:language="ru" fo:country="RU" style:text-underline-style="none" fo:font-weight="bold" officeooo:rsid="00233a65" officeooo:paragraph-rsid="00233a65" style:font-size-asian="8.75pt" style:font-weight-asian="bold" style:font-size-complex="10pt" style:font-weight-complex="bold"/>
    </style:style>
    <style:style style:name="P20" style:family="paragraph" style:parent-style-name="Standard">
      <style:text-properties style:font-name="Trebuchet MS" fo:font-size="10pt" fo:language="ru" fo:country="RU" style:text-underline-style="none" fo:font-weight="bold" officeooo:rsid="0024906f" officeooo:paragraph-rsid="0024906f" style:font-size-asian="8.75pt" style:font-weight-asian="bold" style:font-size-complex="10pt" style:font-weight-complex="bold"/>
    </style:style>
    <style:style style:name="P21" style:family="paragraph" style:parent-style-name="Standard">
      <style:text-properties style:font-name="Trebuchet MS" fo:font-size="10pt" fo:language="ru" fo:country="RU" style:text-underline-style="none" fo:font-weight="bold" officeooo:rsid="00267e4c" officeooo:paragraph-rsid="00267e4c" style:font-size-asian="8.75pt" style:font-weight-asian="bold" style:font-size-complex="10pt" style:font-weight-complex="bold"/>
    </style:style>
    <style:style style:name="P22" style:family="paragraph" style:parent-style-name="Standard">
      <style:text-properties style:font-name="Trebuchet MS" fo:font-size="10pt" fo:language="ru" fo:country="RU" style:text-underline-style="none" fo:font-weight="bold" officeooo:rsid="00267e4c" officeooo:paragraph-rsid="0027d8b2" style:font-size-asian="8.75pt" style:font-weight-asian="bold" style:font-size-complex="10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rebuchet MS" fo:font-size="10pt" fo:language="ru" fo:country="RU" style:text-underline-style="none" fo:font-weight="bold" officeooo:rsid="0028cbb6" officeooo:paragraph-rsid="0028cbb6" style:font-size-asian="8.75pt" style:font-weight-asian="bold" style:font-size-complex="10pt" style:font-weight-complex="bold"/>
    </style:style>
    <style:style style:name="P24" style:family="paragraph" style:parent-style-name="Standard">
      <style:text-properties style:font-name="Trebuchet MS" fo:font-size="10pt" fo:language="ru" fo:country="RU" style:text-underline-style="none" fo:font-weight="bold" officeooo:rsid="0027d8b2" officeooo:paragraph-rsid="0027d8b2" style:font-size-asian="8.75pt" style:font-weight-asian="bold" style:font-size-complex="10pt" style:font-weight-complex="bold"/>
    </style:style>
    <style:style style:name="P25" style:family="paragraph" style:parent-style-name="Standard">
      <style:text-properties style:font-name="Trebuchet MS" fo:font-size="10pt" fo:language="ru" fo:country="RU" style:text-underline-style="none" fo:font-weight="bold" officeooo:rsid="002c986b" officeooo:paragraph-rsid="002c986b" style:font-size-asian="8.75pt" style:font-weight-asian="bold" style:font-size-complex="10pt" style:font-weight-complex="bold"/>
    </style:style>
    <style:style style:name="P26" style:family="paragraph" style:parent-style-name="Standard">
      <style:text-properties style:font-name="Trebuchet MS" fo:font-size="10pt" fo:language="ru" fo:country="RU" style:text-underline-style="none" fo:font-weight="bold" officeooo:rsid="002c9d26" officeooo:paragraph-rsid="002c9d26" style:font-size-asian="8.75pt" style:font-weight-asian="bold" style:font-size-complex="10pt" style:font-weight-complex="bold"/>
    </style:style>
    <style:style style:name="P27" style:family="paragraph" style:parent-style-name="Standard">
      <style:text-properties style:font-name="Trebuchet MS" fo:font-size="10pt" fo:language="ru" fo:country="RU" style:text-underline-style="none" fo:font-weight="bold" officeooo:rsid="002fef8e" officeooo:paragraph-rsid="002fef8e" style:font-size-asian="8.75pt" style:font-weight-asian="bold" style:font-size-complex="10pt" style:font-weight-complex="bold"/>
    </style:style>
    <style:style style:name="P28" style:family="paragraph" style:parent-style-name="Standard">
      <style:text-properties style:font-name="Trebuchet MS" fo:font-size="10pt" fo:language="ru" fo:country="RU" style:text-underline-style="none" fo:font-weight="bold" officeooo:rsid="003af6ff" officeooo:paragraph-rsid="003af6ff" style:font-size-asian="8.75pt" style:font-weight-asian="bold" style:font-size-complex="10pt" style:font-weight-complex="bold"/>
    </style:style>
    <style:style style:name="P29" style:family="paragraph" style:parent-style-name="Standard">
      <style:paragraph-properties fo:text-align="center" style:justify-single-word="false"/>
      <style:text-properties style:font-name="Trebuchet MS" fo:font-size="10pt" fo:language="ru" fo:country="RU" style:text-underline-style="none" fo:font-weight="normal" officeooo:rsid="00052d33" officeooo:paragraph-rsid="00071527" style:font-size-asian="8.75pt" style:font-weight-asian="normal" style:font-size-complex="10pt" style:font-weight-complex="normal"/>
    </style:style>
    <style:style style:name="P30" style:family="paragraph" style:parent-style-name="Standard">
      <style:text-properties style:font-name="Trebuchet MS" fo:font-size="10pt" fo:language="ru" fo:country="RU" style:text-underline-style="none" fo:font-weight="normal" officeooo:rsid="00217db6" officeooo:paragraph-rsid="00217db6" style:font-size-asian="8.75pt" style:font-weight-asian="normal" style:font-size-complex="10pt" style:font-weight-complex="normal"/>
    </style:style>
    <style:style style:name="P31" style:family="paragraph" style:parent-style-name="Standard">
      <style:text-properties style:font-name="Trebuchet MS" fo:font-size="10pt" fo:language="en" fo:country="US" style:text-underline-style="none" fo:font-weight="normal" officeooo:rsid="00071527" officeooo:paragraph-rsid="00071527" style:font-size-asian="8.75pt" style:font-weight-asian="normal" style:font-size-complex="10pt" style:font-weight-complex="normal"/>
    </style:style>
    <style:style style:name="P32" style:family="paragraph" style:parent-style-name="Standard">
      <style:text-properties style:font-name="Trebuchet MS" fo:font-size="10pt" fo:language="en" fo:country="US" style:text-underline-style="none" fo:font-weight="normal" officeooo:rsid="0009d2d8" officeooo:paragraph-rsid="0009d2d8" style:font-size-asian="8.75pt" style:font-weight-asian="normal" style:font-size-complex="10pt" style:font-weight-complex="normal"/>
    </style:style>
    <style:style style:name="P33" style:family="paragraph" style:parent-style-name="Standard">
      <style:text-properties style:font-name="Trebuchet MS" fo:font-size="10pt" fo:language="en" fo:country="US" style:text-underline-style="none" fo:font-weight="normal" officeooo:rsid="00217db6" officeooo:paragraph-rsid="00226019" style:font-size-asian="8.75pt" style:font-weight-asian="normal" style:font-size-complex="10pt" style:font-weight-complex="normal"/>
    </style:style>
    <style:style style:name="P34" style:family="paragraph" style:parent-style-name="Standard">
      <style:text-properties style:font-name="Trebuchet MS" fo:font-size="10pt" fo:language="en" fo:country="US" style:text-underline-style="none" fo:font-weight="bold" officeooo:rsid="00071527" officeooo:paragraph-rsid="00071527" style:font-size-asian="8.75pt" style:font-weight-asian="bold" style:font-size-complex="10pt" style:font-weight-complex="bold"/>
    </style:style>
    <style:style style:name="P35" style:family="paragraph" style:parent-style-name="Standard">
      <style:text-properties style:font-name="Trebuchet MS" fo:font-size="10pt" fo:language="en" fo:country="US" style:text-underline-style="none" fo:font-weight="bold" officeooo:rsid="00217db6" officeooo:paragraph-rsid="00226019" style:font-size-asian="8.75pt" style:font-weight-asian="bold" style:font-size-complex="10pt" style:font-weight-complex="bold"/>
    </style:style>
    <style:style style:name="P36" style:family="paragraph" style:parent-style-name="Standard">
      <style:text-properties style:font-name="Trebuchet MS" fo:font-size="10pt" fo:font-weight="bold" officeooo:paragraph-rsid="0002ef09" style:font-size-asian="8.75pt" style:font-weight-asian="bold" style:font-size-complex="10pt" style:font-weight-complex="bold"/>
    </style:style>
    <style:style style:name="P37" style:family="paragraph" style:parent-style-name="Standard">
      <style:text-properties style:font-name="Trebuchet MS" fo:font-size="8pt" fo:language="ru" fo:country="RU" style:text-underline-style="none" fo:font-weight="normal" officeooo:rsid="0004d1db" officeooo:paragraph-rsid="0003a81d" style:font-size-asian="7pt" style:font-weight-asian="normal" style:font-size-complex="8pt" style:font-weight-complex="normal"/>
    </style:style>
    <style:style style:name="P38" style:family="paragraph" style:parent-style-name="Standard">
      <style:text-properties style:font-name="Trebuchet MS" fo:font-size="8pt" fo:language="ru" fo:country="RU" style:text-underline-style="none" fo:font-weight="normal" officeooo:rsid="0004d1db" officeooo:paragraph-rsid="0004d1db" style:font-size-asian="7pt" style:font-weight-asian="normal" style:font-size-complex="8pt" style:font-weight-complex="normal"/>
    </style:style>
    <style:style style:name="P39" style:family="paragraph" style:parent-style-name="Standard">
      <style:text-properties style:font-name="Trebuchet MS" fo:font-size="8pt" fo:language="ru" fo:country="RU" style:text-underline-style="none" fo:font-weight="normal" officeooo:rsid="00052d33" officeooo:paragraph-rsid="0004d1db" style:font-size-asian="7pt" style:font-weight-asian="normal" style:font-size-complex="8pt" style:font-weight-complex="normal"/>
    </style:style>
    <style:style style:name="P40" style:family="paragraph" style:parent-style-name="Standard">
      <style:text-properties style:font-name="Trebuchet MS" fo:font-size="8pt" fo:language="ru" fo:country="RU" style:text-underline-style="none" fo:font-weight="normal" officeooo:rsid="00052d33" officeooo:paragraph-rsid="00052d33" style:font-size-asian="7pt" style:font-weight-asian="normal" style:font-size-complex="8pt" style:font-weight-complex="normal"/>
    </style:style>
    <style:style style:name="P41" style:family="paragraph" style:parent-style-name="Standard">
      <style:text-properties style:font-name="Trebuchet MS" fo:font-size="8pt" fo:language="ru" fo:country="RU" style:text-underline-style="none" fo:font-weight="normal" officeooo:rsid="00071527" officeooo:paragraph-rsid="00071527" style:font-size-asian="7pt" style:font-weight-asian="normal" style:font-size-complex="8pt" style:font-weight-complex="normal"/>
    </style:style>
    <style:style style:name="P42" style:family="paragraph" style:parent-style-name="Standard">
      <style:text-properties style:font-name="Trebuchet MS" fo:font-size="8pt" fo:language="ru" fo:country="RU" style:text-underline-style="none" fo:font-weight="normal" officeooo:rsid="0007c610" officeooo:paragraph-rsid="00071527" style:font-size-asian="7pt" style:font-weight-asian="normal" style:font-size-complex="8pt" style:font-weight-complex="normal"/>
    </style:style>
    <style:style style:name="P43" style:family="paragraph" style:parent-style-name="Standard">
      <style:text-properties style:font-name="Trebuchet MS" fo:font-size="8pt" fo:language="ru" fo:country="RU" style:text-underline-style="none" fo:font-weight="normal" officeooo:rsid="00099b33" officeooo:paragraph-rsid="00099b33" style:font-size-asian="7pt" style:font-weight-asian="normal" style:font-size-complex="8pt" style:font-weight-complex="normal"/>
    </style:style>
    <style:style style:name="P44" style:family="paragraph" style:parent-style-name="Standard">
      <style:text-properties style:font-name="Trebuchet MS" fo:font-size="8pt" fo:language="ru" fo:country="RU" style:text-underline-style="none" fo:font-weight="normal" officeooo:rsid="00099b33" officeooo:paragraph-rsid="00089552" style:font-size-asian="7pt" style:font-weight-asian="normal" style:font-size-complex="8pt" style:font-weight-complex="normal"/>
    </style:style>
    <style:style style:name="P45" style:family="paragraph" style:parent-style-name="Standard">
      <style:text-properties style:font-name="Trebuchet MS" fo:font-size="8pt" fo:language="ru" fo:country="RU" style:text-underline-style="none" fo:font-weight="normal" officeooo:rsid="0009d2d8" officeooo:paragraph-rsid="0009d2d8" style:font-size-asian="7pt" style:font-weight-asian="normal" style:font-size-complex="8pt" style:font-weight-complex="normal"/>
    </style:style>
    <style:style style:name="P46" style:family="paragraph" style:parent-style-name="Standard">
      <style:text-properties style:font-name="Trebuchet MS" fo:font-size="8pt" fo:language="ru" fo:country="RU" style:text-underline-style="none" fo:font-weight="normal" officeooo:rsid="0009d2d8" officeooo:paragraph-rsid="0009d77b" style:font-size-asian="7pt" style:font-weight-asian="normal" style:font-size-complex="8pt" style:font-weight-complex="normal"/>
    </style:style>
    <style:style style:name="P47" style:family="paragraph" style:parent-style-name="Standard">
      <style:text-properties style:font-name="Trebuchet MS" fo:font-size="8pt" fo:language="ru" fo:country="RU" style:text-underline-style="none" fo:font-weight="normal" officeooo:rsid="0009d77b" officeooo:paragraph-rsid="0009d77b" style:font-size-asian="7pt" style:font-weight-asian="normal" style:font-size-complex="8pt" style:font-weight-complex="normal"/>
    </style:style>
    <style:style style:name="P48" style:family="paragraph" style:parent-style-name="Standard">
      <style:text-properties style:font-name="Trebuchet MS" fo:font-size="8pt" fo:language="ru" fo:country="RU" style:text-underline-style="none" fo:font-weight="normal" officeooo:rsid="000a7e42" officeooo:paragraph-rsid="000a7e42" style:font-size-asian="7pt" style:font-weight-asian="normal" style:font-size-complex="8pt" style:font-weight-complex="normal"/>
    </style:style>
    <style:style style:name="P49" style:family="paragraph" style:parent-style-name="Standard">
      <style:text-properties style:font-name="Trebuchet MS" fo:font-size="8pt" fo:language="ru" fo:country="RU" style:text-underline-style="none" fo:font-weight="normal" officeooo:rsid="000a7e42" officeooo:paragraph-rsid="0009d77b" style:font-size-asian="7pt" style:font-weight-asian="normal" style:font-size-complex="8pt" style:font-weight-complex="normal"/>
    </style:style>
    <style:style style:name="P50" style:family="paragraph" style:parent-style-name="Standard">
      <style:text-properties style:font-name="Trebuchet MS" fo:font-size="8pt" fo:language="ru" fo:country="RU" style:text-underline-style="none" fo:font-weight="normal" officeooo:rsid="001fc135" officeooo:paragraph-rsid="001fc135" style:font-size-asian="7pt" style:font-weight-asian="normal" style:font-size-complex="8pt" style:font-weight-complex="normal"/>
    </style:style>
    <style:style style:name="P51" style:family="paragraph" style:parent-style-name="Standard">
      <style:text-properties style:font-name="Trebuchet MS" fo:font-size="8pt" fo:language="ru" fo:country="RU" style:text-underline-style="none" fo:font-weight="normal" officeooo:rsid="001fc135" officeooo:paragraph-rsid="00202ba2" style:font-size-asian="7pt" style:font-weight-asian="normal" style:font-size-complex="8pt" style:font-weight-complex="normal"/>
    </style:style>
    <style:style style:name="P52" style:family="paragraph" style:parent-style-name="Standard">
      <style:text-properties style:font-name="Trebuchet MS" fo:font-size="8pt" fo:language="ru" fo:country="RU" style:text-underline-style="none" fo:font-weight="normal" officeooo:rsid="001ea0be" officeooo:paragraph-rsid="001ea0be" style:font-size-asian="7pt" style:font-weight-asian="normal" style:font-size-complex="8pt" style:font-weight-complex="normal"/>
    </style:style>
    <style:style style:name="P53" style:family="paragraph" style:parent-style-name="Standard">
      <style:text-properties style:font-name="Trebuchet MS" fo:font-size="8pt" fo:language="ru" fo:country="RU" style:text-underline-style="none" fo:font-weight="normal" officeooo:rsid="001ea0be" officeooo:paragraph-rsid="001fc135" style:font-size-asian="7pt" style:font-weight-asian="normal" style:font-size-complex="8pt" style:font-weight-complex="normal"/>
    </style:style>
    <style:style style:name="P54" style:family="paragraph" style:parent-style-name="Standard">
      <style:text-properties style:font-name="Trebuchet MS" fo:font-size="8pt" fo:language="ru" fo:country="RU" style:text-underline-style="none" fo:font-weight="normal" officeooo:rsid="00202ba2" officeooo:paragraph-rsid="00202ba2" style:font-size-asian="7pt" style:font-weight-asian="normal" style:font-size-complex="8pt" style:font-weight-complex="normal"/>
    </style:style>
    <style:style style:name="P55" style:family="paragraph" style:parent-style-name="Standard">
      <style:text-properties style:font-name="Trebuchet MS" fo:font-size="8pt" fo:language="ru" fo:country="RU" style:text-underline-style="none" fo:font-weight="normal" officeooo:rsid="00217db6" officeooo:paragraph-rsid="00217db6" style:font-size-asian="7pt" style:font-weight-asian="normal" style:font-size-complex="8pt" style:font-weight-complex="normal"/>
    </style:style>
    <style:style style:name="P56" style:family="paragraph" style:parent-style-name="Standard">
      <style:text-properties style:font-name="Trebuchet MS" fo:font-size="8pt" fo:language="ru" fo:country="RU" style:text-underline-style="none" fo:font-weight="normal" officeooo:rsid="00217db6" officeooo:paragraph-rsid="0021c848" style:font-size-asian="7pt" style:font-weight-asian="normal" style:font-size-complex="8pt" style:font-weight-complex="normal"/>
    </style:style>
    <style:style style:name="P57" style:family="paragraph" style:parent-style-name="Standard">
      <style:text-properties style:font-name="Trebuchet MS" fo:font-size="8pt" fo:language="ru" fo:country="RU" style:text-underline-style="none" fo:font-weight="normal" officeooo:rsid="00217db6" officeooo:paragraph-rsid="00226019" style:font-size-asian="7pt" style:font-weight-asian="normal" style:font-size-complex="8pt" style:font-weight-complex="normal"/>
    </style:style>
    <style:style style:name="P58" style:family="paragraph" style:parent-style-name="Standard">
      <style:text-properties style:font-name="Trebuchet MS" fo:font-size="8pt" fo:language="ru" fo:country="RU" style:text-underline-style="none" fo:font-weight="normal" officeooo:rsid="0021c848" officeooo:paragraph-rsid="0021c848" style:font-size-asian="7pt" style:font-weight-asian="normal" style:font-size-complex="8pt" style:font-weight-complex="normal"/>
    </style:style>
    <style:style style:name="P59" style:family="paragraph" style:parent-style-name="Standard">
      <style:text-properties style:font-name="Trebuchet MS" fo:font-size="8pt" fo:language="ru" fo:country="RU" style:text-underline-style="none" fo:font-weight="normal" officeooo:rsid="00233a65" officeooo:paragraph-rsid="00233a65" style:font-size-asian="7pt" style:font-weight-asian="normal" style:font-size-complex="8pt" style:font-weight-complex="normal"/>
    </style:style>
    <style:style style:name="P60" style:family="paragraph" style:parent-style-name="Standard">
      <style:text-properties style:font-name="Trebuchet MS" fo:font-size="8pt" fo:language="ru" fo:country="RU" style:text-underline-style="none" fo:font-weight="normal" officeooo:rsid="00233a65" officeooo:paragraph-rsid="00245389" style:font-size-asian="7pt" style:font-weight-asian="normal" style:font-size-complex="8pt" style:font-weight-complex="normal"/>
    </style:style>
    <style:style style:name="P61" style:family="paragraph" style:parent-style-name="Standard">
      <style:text-properties style:font-name="Trebuchet MS" fo:font-size="8pt" fo:language="ru" fo:country="RU" style:text-underline-style="none" fo:font-weight="normal" officeooo:rsid="00245389" officeooo:paragraph-rsid="00245389" style:font-size-asian="7pt" style:font-weight-asian="normal" style:font-size-complex="8pt" style:font-weight-complex="normal"/>
    </style:style>
    <style:style style:name="P62" style:family="paragraph" style:parent-style-name="Standard">
      <style:text-properties style:font-name="Trebuchet MS" fo:font-size="8pt" fo:language="ru" fo:country="RU" style:text-underline-style="none" fo:font-weight="normal" officeooo:rsid="00245389" officeooo:paragraph-rsid="00267e4c" style:font-size-asian="7pt" style:font-weight-asian="normal" style:font-size-complex="8pt" style:font-weight-complex="normal"/>
    </style:style>
    <style:style style:name="P63" style:family="paragraph" style:parent-style-name="Standard">
      <style:text-properties style:font-name="Trebuchet MS" fo:font-size="8pt" fo:language="ru" fo:country="RU" style:text-underline-style="none" fo:font-weight="normal" officeooo:rsid="0024906f" officeooo:paragraph-rsid="0024906f" style:font-size-asian="7pt" style:font-weight-asian="normal" style:font-size-complex="8pt" style:font-weight-complex="normal"/>
    </style:style>
    <style:style style:name="P64" style:family="paragraph" style:parent-style-name="Standard">
      <style:text-properties style:font-name="Trebuchet MS" fo:font-size="8pt" fo:language="ru" fo:country="RU" style:text-underline-style="none" fo:font-weight="normal" officeooo:rsid="00267e4c" officeooo:paragraph-rsid="00267e4c" style:font-size-asian="7pt" style:font-weight-asian="normal" style:font-size-complex="8pt" style:font-weight-complex="normal"/>
    </style:style>
    <style:style style:name="P65" style:family="paragraph" style:parent-style-name="Standard">
      <style:text-properties style:font-name="Trebuchet MS" fo:font-size="8pt" fo:language="ru" fo:country="RU" style:text-underline-style="none" fo:font-weight="normal" officeooo:rsid="00267e4c" officeooo:paragraph-rsid="0027d8b2" style:font-size-asian="7pt" style:font-weight-asian="normal" style:font-size-complex="8pt" style:font-weight-complex="normal"/>
    </style:style>
    <style:style style:name="P66" style:family="paragraph" style:parent-style-name="Standard">
      <style:text-properties style:font-name="Trebuchet MS" fo:font-size="8pt" fo:language="ru" fo:country="RU" style:text-underline-style="none" fo:font-weight="normal" officeooo:rsid="0028cbb6" officeooo:paragraph-rsid="0028cbb6" style:font-size-asian="7pt" style:font-weight-asian="normal" style:font-size-complex="8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Trebuchet MS" fo:font-size="8pt" fo:language="ru" fo:country="RU" style:text-underline-style="none" fo:font-weight="normal" officeooo:rsid="0028cbb6" officeooo:paragraph-rsid="0028cbb6" style:font-size-asian="7pt" style:font-weight-asian="normal" style:font-size-complex="8pt" style:font-weight-complex="normal"/>
    </style:style>
    <style:style style:name="P68" style:family="paragraph" style:parent-style-name="Standard">
      <style:text-properties style:font-name="Trebuchet MS" fo:font-size="8pt" fo:language="ru" fo:country="RU" style:text-underline-style="none" fo:font-weight="normal" officeooo:rsid="0027d8b2" officeooo:paragraph-rsid="00267e4c" style:font-size-asian="7pt" style:font-weight-asian="normal" style:font-size-complex="8pt" style:font-weight-complex="normal"/>
    </style:style>
    <style:style style:name="P69" style:family="paragraph" style:parent-style-name="Standard">
      <style:text-properties style:font-name="Trebuchet MS" fo:font-size="8pt" fo:language="ru" fo:country="RU" style:text-underline-style="none" fo:font-weight="normal" officeooo:rsid="0027d8b2" officeooo:paragraph-rsid="0027d8b2" style:font-size-asian="7pt" style:font-weight-asian="normal" style:font-size-complex="8pt" style:font-weight-complex="normal"/>
    </style:style>
    <style:style style:name="P70" style:family="paragraph" style:parent-style-name="Standard">
      <style:text-properties style:font-name="Trebuchet MS" fo:font-size="8pt" fo:language="ru" fo:country="RU" style:text-underline-style="none" fo:font-weight="normal" officeooo:rsid="0027d8b2" officeooo:paragraph-rsid="0038e7c1" style:font-size-asian="7pt" style:font-weight-asian="normal" style:font-size-complex="8pt" style:font-weight-complex="normal"/>
    </style:style>
    <style:style style:name="P71" style:family="paragraph" style:parent-style-name="Standard">
      <style:text-properties style:font-name="Trebuchet MS" fo:font-size="8pt" fo:language="ru" fo:country="RU" style:text-underline-style="none" fo:font-weight="normal" officeooo:rsid="002c986b" officeooo:paragraph-rsid="002c986b" style:font-size-asian="7pt" style:font-weight-asian="normal" style:font-size-complex="8pt" style:font-weight-complex="normal"/>
    </style:style>
    <style:style style:name="P72" style:family="paragraph" style:parent-style-name="Standard">
      <style:text-properties style:font-name="Trebuchet MS" fo:font-size="8pt" fo:language="ru" fo:country="RU" style:text-underline-style="none" fo:font-weight="normal" officeooo:rsid="002c9d26" officeooo:paragraph-rsid="002c9d26" style:font-size-asian="7pt" style:font-weight-asian="normal" style:font-size-complex="8pt" style:font-weight-complex="normal"/>
    </style:style>
    <style:style style:name="P73" style:family="paragraph" style:parent-style-name="Standard">
      <style:text-properties style:font-name="Trebuchet MS" fo:font-size="8pt" fo:language="ru" fo:country="RU" style:text-underline-style="none" fo:font-weight="normal" officeooo:rsid="002fef8e" officeooo:paragraph-rsid="002fef8e" style:font-size-asian="7pt" style:font-weight-asian="normal" style:font-size-complex="8pt" style:font-weight-complex="normal"/>
    </style:style>
    <style:style style:name="P74" style:family="paragraph" style:parent-style-name="Standard">
      <style:text-properties style:font-name="Trebuchet MS" fo:font-size="8pt" fo:language="ru" fo:country="RU" style:text-underline-style="none" fo:font-weight="normal" officeooo:rsid="002fef8e" officeooo:paragraph-rsid="00370338" style:font-size-asian="7pt" style:font-weight-asian="normal" style:font-size-complex="8pt" style:font-weight-complex="normal"/>
    </style:style>
    <style:style style:name="P75" style:family="paragraph" style:parent-style-name="Standard">
      <style:text-properties style:font-name="Trebuchet MS" fo:font-size="8pt" fo:language="ru" fo:country="RU" style:text-underline-style="none" fo:font-weight="normal" officeooo:rsid="002e68c6" officeooo:paragraph-rsid="002e68c6" style:font-size-asian="7pt" style:font-weight-asian="normal" style:font-size-complex="8pt" style:font-weight-complex="normal"/>
    </style:style>
    <style:style style:name="P76" style:family="paragraph" style:parent-style-name="Standard">
      <style:text-properties style:font-name="Trebuchet MS" fo:font-size="8pt" fo:language="ru" fo:country="RU" style:text-underline-style="none" fo:font-weight="normal" officeooo:rsid="003af6ff" officeooo:paragraph-rsid="003af6ff" style:font-size-asian="7pt" style:font-weight-asian="normal" style:font-size-complex="8pt" style:font-weight-complex="normal"/>
    </style:style>
    <style:style style:name="P77" style:family="paragraph" style:parent-style-name="Standard">
      <style:paragraph-properties fo:text-align="center" style:justify-single-word="false"/>
      <style:text-properties style:font-name="Trebuchet MS" fo:font-size="8pt" fo:language="ru" fo:country="RU" style:text-underline-style="none" fo:font-weight="normal" officeooo:rsid="003af6ff" officeooo:paragraph-rsid="003af6ff" style:font-size-asian="7pt" style:font-weight-asian="normal" style:font-size-complex="8pt" style:font-weight-complex="normal"/>
    </style:style>
    <style:style style:name="P78" style:family="paragraph" style:parent-style-name="Standard">
      <style:text-properties style:font-name="Trebuchet MS" fo:font-size="8pt" fo:language="ru" fo:country="RU" fo:font-style="normal" style:text-underline-style="none" fo:font-weight="bold" officeooo:rsid="00089552" officeooo:paragraph-rsid="00071527" style:font-size-asian="7pt" style:font-style-asian="normal" style:font-weight-asian="bold" style:font-size-complex="8pt" style:font-style-complex="normal" style:font-weight-complex="bold"/>
    </style:style>
    <style:style style:name="P79" style:family="paragraph" style:parent-style-name="Standard">
      <style:text-properties style:font-name="Trebuchet MS" fo:font-size="8pt" fo:language="ru" fo:country="RU" fo:font-style="normal" style:text-underline-style="none" fo:font-weight="normal" officeooo:rsid="00089552" officeooo:paragraph-rsid="00089552" style:font-size-asian="7pt" style:font-style-asian="normal" style:font-weight-asian="normal" style:font-size-complex="8pt" style:font-style-complex="normal" style:font-weight-complex="normal"/>
    </style:style>
    <style:style style:name="P80" style:family="paragraph" style:parent-style-name="Standard">
      <style:text-properties style:font-name="Trebuchet MS" fo:font-size="8pt" fo:language="en" fo:country="US" style:text-underline-style="none" fo:font-weight="normal" officeooo:rsid="00052d33" officeooo:paragraph-rsid="00052d33" style:font-size-asian="7pt" style:font-weight-asian="normal" style:font-size-complex="8pt" style:font-weight-complex="normal"/>
    </style:style>
    <style:style style:name="P81" style:family="paragraph" style:parent-style-name="Standard">
      <style:text-properties style:font-name="Trebuchet MS" fo:font-size="8pt" fo:language="en" fo:country="US" style:text-underline-style="none" fo:font-weight="normal" officeooo:rsid="00052d33" officeooo:paragraph-rsid="0004d1db" style:font-size-asian="7pt" style:font-weight-asian="normal" style:font-size-complex="8pt" style:font-weight-complex="normal"/>
    </style:style>
    <style:style style:name="P82" style:family="paragraph" style:parent-style-name="Standard">
      <style:text-properties style:font-name="Trebuchet MS" fo:font-size="8pt" fo:language="en" fo:country="US" style:text-underline-style="none" fo:font-weight="normal" officeooo:rsid="00052d33" officeooo:paragraph-rsid="00071527" style:font-size-asian="7pt" style:font-weight-asian="normal" style:font-size-complex="8pt" style:font-weight-complex="normal"/>
    </style:style>
    <style:style style:name="P83" style:family="paragraph" style:parent-style-name="Standard">
      <style:text-properties style:font-name="Trebuchet MS" fo:font-size="8pt" fo:language="en" fo:country="US" style:text-underline-style="none" fo:font-weight="normal" officeooo:rsid="0004d1db" officeooo:paragraph-rsid="0004d1db" style:font-size-asian="7pt" style:font-weight-asian="normal" style:font-size-complex="8pt" style:font-weight-complex="normal"/>
    </style:style>
    <style:style style:name="P84" style:family="paragraph" style:parent-style-name="Standard">
      <style:text-properties style:font-name="Trebuchet MS" fo:font-size="8pt" fo:language="en" fo:country="US" style:text-underline-style="none" fo:font-weight="normal" officeooo:rsid="00089552" officeooo:paragraph-rsid="00089552" style:font-size-asian="7pt" style:font-weight-asian="normal" style:font-size-complex="8pt" style:font-weight-complex="normal"/>
    </style:style>
    <style:style style:name="P85" style:family="paragraph" style:parent-style-name="Standard">
      <style:text-properties style:font-name="Trebuchet MS" fo:font-size="8pt" fo:language="en" fo:country="US" style:text-underline-style="none" fo:font-weight="normal" officeooo:rsid="0009d2d8" officeooo:paragraph-rsid="0009d2d8" style:font-size-asian="7pt" style:font-weight-asian="normal" style:font-size-complex="8pt" style:font-weight-complex="normal"/>
    </style:style>
    <style:style style:name="P86" style:family="paragraph" style:parent-style-name="Standard">
      <style:text-properties style:font-name="Trebuchet MS" fo:font-size="8pt" fo:language="en" fo:country="US" style:text-underline-style="none" fo:font-weight="normal" officeooo:rsid="00060d1e" officeooo:paragraph-rsid="00071527" style:font-size-asian="7pt" style:font-weight-asian="normal" style:font-size-complex="8pt" style:font-weight-complex="normal"/>
    </style:style>
    <style:style style:name="P87" style:family="paragraph" style:parent-style-name="Standard">
      <style:text-properties style:font-name="Trebuchet MS" fo:font-size="8pt" fo:language="en" fo:country="US" style:text-underline-style="none" fo:font-weight="normal" officeooo:rsid="00060d1e" officeooo:paragraph-rsid="001e4cf2" style:font-size-asian="7pt" style:font-weight-asian="normal" style:font-size-complex="8pt" style:font-weight-complex="normal"/>
    </style:style>
    <style:style style:name="P88" style:family="paragraph" style:parent-style-name="Standard">
      <style:text-properties style:font-name="Trebuchet MS" fo:font-size="8pt" fo:language="en" fo:country="US" style:text-underline-style="none" fo:font-weight="normal" officeooo:rsid="00202ba2" officeooo:paragraph-rsid="00209317" style:font-size-asian="7pt" style:font-weight-asian="normal" style:font-size-complex="8pt" style:font-weight-complex="normal"/>
    </style:style>
    <style:style style:name="P89" style:family="paragraph" style:parent-style-name="Standard">
      <style:text-properties style:font-name="Trebuchet MS" fo:font-size="8pt" fo:language="en" fo:country="US" style:text-underline-style="none" fo:font-weight="normal" officeooo:rsid="00267e4c" officeooo:paragraph-rsid="0024906f" style:font-size-asian="7pt" style:font-weight-asian="normal" style:font-size-complex="8pt" style:font-weight-complex="normal"/>
    </style:style>
    <style:style style:name="P90" style:family="paragraph" style:parent-style-name="Standard">
      <style:text-properties style:font-name="Trebuchet MS" fo:font-size="8pt" fo:language="en" fo:country="US" style:text-underline-style="none" fo:font-weight="normal" officeooo:rsid="00267e4c" officeooo:paragraph-rsid="00267e4c" style:font-size-asian="7pt" style:font-weight-asian="normal" style:font-size-complex="8pt" style:font-weight-complex="normal"/>
    </style:style>
    <style:style style:name="P91" style:family="paragraph" style:parent-style-name="Standard">
      <style:text-properties style:font-name="Trebuchet MS" fo:font-size="8pt" fo:language="en" fo:country="US" style:text-underline-style="none" fo:font-weight="normal" officeooo:rsid="002c986b" officeooo:paragraph-rsid="002c986b" style:font-size-asian="7pt" style:font-weight-asian="normal" style:font-size-complex="8pt" style:font-weight-complex="normal"/>
    </style:style>
    <style:style style:name="P92" style:family="paragraph" style:parent-style-name="Standard">
      <style:text-properties style:font-name="Trebuchet MS" fo:font-size="8pt" fo:language="en" fo:country="US" style:text-underline-style="none" fo:font-weight="normal" officeooo:rsid="002c9d26" officeooo:paragraph-rsid="002c9d26" style:font-size-asian="7pt" style:font-weight-asian="normal" style:font-size-complex="8pt" style:font-weight-complex="normal"/>
    </style:style>
    <style:style style:name="P93" style:family="paragraph" style:parent-style-name="Standard">
      <style:text-properties style:font-name="Trebuchet MS" fo:font-size="8pt" fo:language="en" fo:country="US" style:text-underline-style="none" fo:font-weight="bold" officeooo:rsid="00089552" officeooo:paragraph-rsid="00089552" style:font-size-asian="7pt" style:font-weight-asian="bold" style:font-size-complex="8pt" style:font-weight-complex="bold"/>
    </style:style>
    <style:style style:name="P94" style:family="paragraph" style:parent-style-name="Standard">
      <style:text-properties style:font-name="Trebuchet MS" fo:font-size="8pt" fo:language="en" fo:country="US" style:text-underline-style="none" fo:font-weight="bold" officeooo:rsid="00089552" officeooo:paragraph-rsid="00099b33" style:font-size-asian="7pt" style:font-weight-asian="bold" style:font-size-complex="8pt" style:font-weight-complex="bold"/>
    </style:style>
    <style:style style:name="P95" style:family="paragraph" style:parent-style-name="Standard">
      <style:text-properties style:font-name="Trebuchet MS" fo:font-size="12pt" fo:language="en" fo:country="US" style:text-underline-style="none" fo:font-weight="bold" officeooo:rsid="00071527" officeooo:paragraph-rsid="00071527" style:font-size-asian="10.5pt" style:font-weight-asian="bold" style:font-size-complex="12pt" style:font-weight-complex="bold"/>
    </style:style>
    <style:style style:name="P96" style:family="paragraph" style:parent-style-name="Standard">
      <style:text-properties fo:font-size="8pt" fo:language="ru" fo:country="RU" officeooo:rsid="00071527" officeooo:paragraph-rsid="00071527" style:font-size-asian="7pt" style:font-size-complex="8pt"/>
    </style:style>
    <style:style style:name="P97" style:family="paragraph" style:parent-style-name="Standard">
      <style:text-properties fo:font-size="8pt" fo:language="ru" fo:country="RU" fo:font-weight="normal" officeooo:rsid="00071527" officeooo:paragraph-rsid="00071527" style:font-size-asian="7pt" style:font-weight-asian="normal" style:font-size-complex="8pt" style:font-weight-complex="normal"/>
    </style:style>
    <style:style style:name="P98" style:family="paragraph" style:parent-style-name="Standard">
      <style:text-properties fo:font-size="8pt" fo:language="ru" fo:country="RU" fo:font-weight="normal" officeooo:rsid="00233a65" officeooo:paragraph-rsid="00233a65" style:font-size-asian="7pt" style:font-weight-asian="normal" style:font-size-complex="8pt" style:font-weight-complex="normal"/>
    </style:style>
    <style:style style:name="P99" style:family="paragraph" style:parent-style-name="Standard">
      <style:text-properties fo:font-size="8pt" fo:language="ru" fo:country="RU" fo:font-weight="normal" officeooo:rsid="00233a65" officeooo:paragraph-rsid="00245389" style:font-size-asian="7pt" style:font-weight-asian="normal" style:font-size-complex="8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8pt" fo:language="ru" fo:country="RU" fo:font-weight="normal" officeooo:rsid="0028cbb6" officeooo:paragraph-rsid="0028cbb6" style:font-size-asian="7pt" style:font-weight-asian="normal" style:font-size-complex="8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8pt" fo:language="ru" fo:country="RU" fo:font-weight="normal" officeooo:rsid="0028cbb6" officeooo:paragraph-rsid="0028ec37" style:font-size-asian="7pt" style:font-weight-asian="normal" style:font-size-complex="8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8pt" fo:language="ru" fo:country="RU" fo:font-weight="normal" officeooo:rsid="0028ec37" officeooo:paragraph-rsid="0028ec37" style:font-size-asian="7pt" style:font-weight-asian="normal" style:font-size-complex="8pt" style:font-weight-complex="normal"/>
    </style:style>
    <style:style style:name="P103" style:family="paragraph" style:parent-style-name="Standard">
      <style:text-properties fo:font-size="8pt" fo:language="ru" fo:country="RU" fo:font-weight="bold" officeooo:rsid="00217db6" officeooo:paragraph-rsid="00217db6" style:font-size-asian="7pt" style:font-weight-asian="bold" style:font-size-complex="8pt" style:font-weight-complex="bold"/>
    </style:style>
    <style:style style:name="P104" style:family="paragraph" style:parent-style-name="Standard">
      <style:text-properties fo:font-size="8pt" fo:language="ru" fo:country="RU" fo:font-weight="bold" officeooo:rsid="00217db6" officeooo:paragraph-rsid="0021c848" style:font-size-asian="7pt" style:font-weight-asian="bold" style:font-size-complex="8pt" style:font-weight-complex="bold"/>
    </style:style>
    <style:style style:name="P105" style:family="paragraph" style:parent-style-name="Standard">
      <style:text-properties fo:font-size="8pt" fo:language="ru" fo:country="RU" fo:font-weight="bold" officeooo:rsid="0021c848" officeooo:paragraph-rsid="0021c848" style:font-size-asian="7pt" style:font-weight-asian="bold" style:font-size-complex="8pt" style:font-weight-complex="bold"/>
    </style:style>
    <style:style style:name="P106" style:family="paragraph" style:parent-style-name="Standard">
      <style:text-properties fo:font-size="8pt" fo:language="ru" fo:country="RU" fo:font-weight="bold" officeooo:rsid="0021c848" officeooo:paragraph-rsid="00226019" style:font-size-asian="7pt" style:font-weight-asian="bold" style:font-size-complex="8pt" style:font-weight-complex="bold"/>
    </style:style>
    <style:style style:name="P107" style:family="paragraph" style:parent-style-name="Standard">
      <style:text-properties fo:font-size="8pt" fo:language="en" fo:country="US" fo:font-weight="normal" officeooo:rsid="00071527" officeooo:paragraph-rsid="00089552" style:font-size-asian="7pt" style:font-weight-asian="normal" style:font-size-complex="8pt" style:font-weight-complex="normal"/>
    </style:style>
    <style:style style:name="P108" style:family="paragraph" style:parent-style-name="Standard">
      <style:text-properties fo:font-size="8pt" fo:language="en" fo:country="US" fo:font-weight="normal" officeooo:rsid="00089552" officeooo:paragraph-rsid="00089552" style:font-size-asian="7pt" style:font-weight-asian="normal" style:font-size-complex="8pt" style:font-weight-complex="normal"/>
    </style:style>
    <style:style style:name="P109" style:family="paragraph" style:parent-style-name="Standard">
      <style:text-properties fo:font-size="10pt" fo:font-weight="bold" officeooo:rsid="000a7e42" officeooo:paragraph-rsid="000a7e42" style:font-size-asian="8.75pt" style:font-weight-asian="bold" style:font-size-complex="10pt" style:font-weight-complex="bold"/>
    </style:style>
    <style:style style:name="P110" style:family="paragraph" style:parent-style-name="Standard">
      <style:text-properties fo:font-size="10pt" fo:language="ru" fo:country="RU" fo:font-weight="bold" officeooo:rsid="00217db6" officeooo:paragraph-rsid="00217db6" style:font-size-asian="8.75pt" style:font-weight-asian="bold" style:font-size-complex="10pt" style:font-weight-complex="bold"/>
    </style:style>
    <style:style style:name="P111" style:family="paragraph" style:parent-style-name="Standard">
      <style:text-properties fo:font-size="10pt" fo:language="ru" fo:country="RU" fo:font-weight="bold" officeooo:rsid="00233a65" officeooo:paragraph-rsid="00233a65" style:font-size-asian="8.75pt" style:font-weight-asian="bold" style:font-size-complex="10pt" style:font-weight-complex="bold"/>
    </style:style>
    <style:style style:name="P112" style:family="paragraph" style:parent-style-name="Standard">
      <style:paragraph-properties fo:text-align="center" style:justify-single-word="false"/>
      <style:text-properties officeooo:paragraph-rsid="00071527"/>
    </style:style>
    <style:style style:name="P113" style:family="paragraph" style:parent-style-name="Standard">
      <style:text-properties fo:language="en" fo:country="US" officeooo:rsid="00202ba2" officeooo:paragraph-rsid="00202ba2"/>
    </style:style>
    <style:style style:name="P114" style:family="paragraph" style:parent-style-name="Standard">
      <style:text-properties officeooo:paragraph-rsid="001fc135"/>
    </style:style>
    <style:style style:name="P115" style:family="paragraph" style:parent-style-name="Standard">
      <style:text-properties officeooo:paragraph-rsid="00202ba2"/>
    </style:style>
    <style:style style:name="P116" style:family="paragraph" style:parent-style-name="Standard">
      <style:text-properties officeooo:paragraph-rsid="00209317"/>
    </style:style>
    <style:style style:name="P117" style:family="paragraph" style:parent-style-name="Standard">
      <style:text-properties officeooo:paragraph-rsid="00217db6"/>
    </style:style>
    <style:style style:name="P118" style:family="paragraph" style:parent-style-name="Standard">
      <style:text-properties officeooo:paragraph-rsid="0021c848"/>
    </style:style>
    <style:style style:name="P119" style:family="paragraph" style:parent-style-name="Standard">
      <style:text-properties officeooo:paragraph-rsid="00267e4c"/>
    </style:style>
    <style:style style:name="P120" style:family="paragraph" style:parent-style-name="Standard">
      <style:text-properties officeooo:paragraph-rsid="0027d8b2"/>
    </style:style>
    <style:style style:name="P121" style:family="paragraph" style:parent-style-name="Standard">
      <style:text-properties officeooo:rsid="0027d8b2" officeooo:paragraph-rsid="0027d8b2"/>
    </style:style>
    <style:style style:name="P122" style:family="paragraph" style:parent-style-name="Standard">
      <style:paragraph-properties fo:text-align="start" style:justify-single-word="false"/>
      <style:text-properties officeooo:paragraph-rsid="0028cbb6"/>
    </style:style>
    <style:style style:name="P123" style:family="paragraph" style:parent-style-name="Standard">
      <style:paragraph-properties fo:text-align="start" style:justify-single-word="false"/>
      <style:text-properties officeooo:paragraph-rsid="0028ec37"/>
    </style:style>
    <style:style style:name="P124" style:family="paragraph" style:parent-style-name="Standard">
      <style:text-properties officeooo:paragraph-rsid="002c986b"/>
    </style:style>
    <style:style style:name="P125" style:family="paragraph" style:parent-style-name="Standard">
      <style:text-properties officeooo:paragraph-rsid="002c9d26"/>
    </style:style>
    <style:style style:name="P126" style:family="paragraph" style:parent-style-name="Standard">
      <style:text-properties officeooo:paragraph-rsid="002e68c6"/>
    </style:style>
    <style:style style:name="P127" style:family="paragraph" style:parent-style-name="Standard">
      <style:text-properties officeooo:paragraph-rsid="002fc7f2"/>
    </style:style>
    <style:style style:name="P128" style:family="paragraph" style:parent-style-name="Standard">
      <style:text-properties officeooo:paragraph-rsid="0039eaae"/>
    </style:style>
    <style:style style:name="P129" style:family="paragraph" style:parent-style-name="Standard">
      <style:paragraph-properties fo:text-align="start" style:justify-single-word="false"/>
      <style:text-properties officeooo:paragraph-rsid="0028cbb6"/>
    </style:style>
    <style:style style:name="T1" style:family="text">
      <style:text-properties fo:font-size="8pt" fo:language="ru" fo:country="RU" fo:font-weight="normal" style:font-size-asian="7pt" style:font-weight-asian="normal" style:font-size-complex="8pt" style:font-weight-complex="normal"/>
    </style:style>
    <style:style style:name="T2" style:family="text">
      <style:text-properties fo:font-size="8pt" fo:language="ru" fo:country="RU" fo:font-weight="normal" officeooo:rsid="0009d77b" style:font-size-asian="7pt" style:font-weight-asian="normal" style:font-size-complex="8pt" style:font-weight-complex="normal"/>
    </style:style>
    <style:style style:name="T3" style:family="text">
      <style:text-properties fo:font-size="8pt" fo:language="ru" fo:country="RU" fo:font-weight="normal" officeooo:rsid="0009d2d8" style:font-size-asian="7pt" style:font-weight-asian="normal" style:font-size-complex="8pt" style:font-weight-complex="normal"/>
    </style:style>
    <style:style style:name="T4" style:family="text">
      <style:text-properties fo:font-size="8pt" fo:language="ru" fo:country="RU" fo:font-weight="normal" officeooo:rsid="000a7e42" style:font-size-asian="7pt" style:font-weight-asian="normal" style:font-size-complex="8pt" style:font-weight-complex="normal"/>
    </style:style>
    <style:style style:name="T5" style:family="text">
      <style:text-properties fo:font-size="8pt" fo:font-weight="normal" style:font-size-asian="7pt" style:font-weight-asian="normal" style:font-size-complex="8pt" style:font-weight-complex="normal"/>
    </style:style>
    <style:style style:name="T6" style:family="text">
      <style:text-properties fo:font-size="8pt" fo:font-weight="normal" officeooo:rsid="00052d33" style:font-size-asian="7pt" style:font-weight-asian="normal" style:font-size-complex="8pt" style:font-weight-complex="normal"/>
    </style:style>
    <style:style style:name="T7" style:family="text">
      <style:text-properties fo:font-size="8pt" fo:font-weight="normal" officeooo:rsid="00060d1e" style:font-size-asian="7pt" style:font-weight-asian="normal" style:font-size-complex="8pt" style:font-weight-complex="normal"/>
    </style:style>
    <style:style style:name="T8" style:family="text">
      <style:text-properties fo:font-size="8pt" fo:font-weight="normal" officeooo:rsid="00071527" style:font-size-asian="7pt" style:font-weight-asian="normal" style:font-size-complex="8pt" style:font-weight-complex="normal"/>
    </style:style>
    <style:style style:name="T9" style:family="text">
      <style:text-properties fo:font-size="8pt" fo:font-weight="normal" officeooo:rsid="000a7e42" style:font-size-asian="7pt" style:font-weight-asian="normal" style:font-size-complex="8pt" style:font-weight-complex="normal"/>
    </style:style>
    <style:style style:name="T10" style:family="text">
      <style:text-properties fo:font-size="8pt" fo:font-weight="normal" officeooo:rsid="0009d2d8" style:font-size-asian="7pt" style:font-weight-asian="normal" style:font-size-complex="8pt" style:font-weight-complex="normal"/>
    </style:style>
    <style:style style:name="T11" style:family="text">
      <style:text-properties fo:font-size="8pt" fo:font-weight="normal" officeooo:rsid="0009d77b" style:font-size-asian="7pt" style:font-weight-asian="normal" style:font-size-complex="8pt" style:font-weight-complex="normal"/>
    </style:style>
    <style:style style:name="T12" style:family="text">
      <style:text-properties fo:font-size="8pt" fo:font-weight="normal" officeooo:rsid="001fc135" style:font-size-asian="7pt" style:font-weight-asian="normal" style:font-size-complex="8pt" style:font-weight-complex="normal"/>
    </style:style>
    <style:style style:name="T13" style:family="text">
      <style:text-properties fo:font-size="8pt" fo:font-weight="normal" officeooo:rsid="003af6ff" style:font-size-asian="7pt" style:font-weight-asian="normal" style:font-size-complex="8pt" style:font-weight-complex="normal"/>
    </style:style>
    <style:style style:name="T14" style:family="text">
      <style:text-properties fo:font-size="8pt" style:font-size-asian="7pt" style:font-size-complex="8pt"/>
    </style:style>
    <style:style style:name="T15" style:family="text">
      <style:text-properties fo:font-size="8pt" fo:language="en" fo:country="US" style:text-underline-style="solid" style:text-underline-width="auto" style:text-underline-color="font-color" fo:font-weight="normal" style:font-size-asian="7pt" style:font-weight-asian="normal" style:font-size-complex="8pt" style:font-weight-complex="normal"/>
    </style:style>
    <style:style style:name="T16" style:family="text">
      <style:text-properties fo:font-size="8pt" fo:language="en" fo:country="US" fo:font-weight="normal" style:font-size-asian="7pt" style:font-weight-asian="normal" style:font-size-complex="8pt" style:font-weight-complex="normal"/>
    </style:style>
    <style:style style:name="T17" style:family="text">
      <style:text-properties fo:font-size="8pt" fo:language="en" fo:country="US" fo:font-weight="normal" officeooo:rsid="00052d33" style:font-size-asian="7pt" style:font-weight-asian="normal" style:font-size-complex="8pt" style:font-weight-complex="normal"/>
    </style:style>
    <style:style style:name="T18" style:family="text">
      <style:text-properties fo:font-size="8pt" fo:language="en" fo:country="US" fo:font-weight="normal" officeooo:rsid="00071527" style:font-size-asian="7pt" style:font-weight-asian="normal" style:font-size-complex="8pt" style:font-weight-complex="normal"/>
    </style:style>
    <style:style style:name="T19" style:family="text">
      <style:text-properties fo:font-size="8pt" fo:language="en" fo:country="US" fo:font-weight="normal" officeooo:rsid="00060d1e" style:font-size-asian="7pt" style:font-weight-asian="normal" style:font-size-complex="8pt" style:font-weight-complex="normal"/>
    </style:style>
    <style:style style:name="T20" style:family="text">
      <style:text-properties fo:font-size="8pt" fo:language="en" fo:country="US" fo:font-weight="normal" officeooo:rsid="000a7e42" style:font-size-asian="7pt" style:font-weight-asian="normal" style:font-size-complex="8pt" style:font-weight-complex="normal"/>
    </style:style>
    <style:style style:name="T21" style:family="text">
      <style:text-properties fo:font-size="8pt" fo:language="en" fo:country="US" fo:font-weight="normal" officeooo:rsid="001fc135" style:font-size-asian="7pt" style:font-weight-asian="normal" style:font-size-complex="8pt" style:font-weight-complex="normal"/>
    </style:style>
    <style:style style:name="T22" style:family="text">
      <style:text-properties fo:font-size="8pt" fo:language="en" fo:country="US" fo:font-weight="normal" officeooo:rsid="003af6ff" style:font-size-asian="7pt" style:font-weight-asian="normal" style:font-size-complex="8pt" style:font-weight-complex="normal"/>
    </style:style>
    <style:style style:name="T23" style:family="text">
      <style:text-properties fo:font-size="8pt" style:text-underline-style="solid" style:text-underline-width="auto" style:text-underline-color="font-color" fo:font-weight="normal" officeooo:rsid="0004d1db" style:font-size-asian="7pt" style:font-weight-asian="normal" style:font-size-complex="8pt" style:font-weight-complex="normal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weight="normal" style:font-weight-asian="normal" style:font-weight-complex="normal"/>
    </style:style>
    <style:style style:name="T26" style:family="text">
      <style:text-properties fo:language="en" fo:country="US" fo:font-weight="bold" style:font-weight-asian="bold" style:font-weight-complex="bold"/>
    </style:style>
    <style:style style:name="T27" style:family="text">
      <style:text-properties fo:language="en" fo:country="US" fo:font-weight="bold" officeooo:rsid="00071527" style:font-weight-asian="bold" style:font-weight-complex="bold"/>
    </style:style>
    <style:style style:name="T28" style:family="text">
      <style:text-properties fo:language="en" fo:country="US" officeooo:rsid="00267e4c"/>
    </style:style>
    <style:style style:name="T29" style:family="text">
      <style:text-properties fo:language="en" fo:country="US" officeooo:rsid="0024906f"/>
    </style:style>
    <style:style style:name="T30" style:family="text">
      <style:text-properties fo:language="en" fo:country="US" officeooo:rsid="002c9d26"/>
    </style:style>
    <style:style style:name="T31" style:family="text">
      <style:text-properties fo:language="en" fo:country="US" officeooo:rsid="002ed8e9"/>
    </style:style>
    <style:style style:name="T32" style:family="text">
      <style:text-properties fo:language="en" fo:country="US" officeooo:rsid="00370338"/>
    </style:style>
    <style:style style:name="T33" style:family="text">
      <style:text-properties officeooo:rsid="0004d1db"/>
    </style:style>
    <style:style style:name="T34" style:family="text">
      <style:text-properties fo:font-size="12pt" officeooo:rsid="00071527" style:font-size-asian="10.5pt" style:font-size-complex="12pt"/>
    </style:style>
    <style:style style:name="T35" style:family="text">
      <style:text-properties fo:font-size="12pt" fo:language="en" fo:country="US" officeooo:rsid="00071527" style:font-size-asian="10.5pt" style:font-size-complex="12pt"/>
    </style:style>
    <style:style style:name="T36" style:family="text">
      <style:text-properties style:font-name="Trebuchet MS" fo:font-size="10pt" fo:language="en" fo:country="US" style:text-underline-style="none" fo:font-weight="bold" officeooo:rsid="00071527" style:font-size-asian="8.75pt" style:font-weight-asian="bold" style:font-size-complex="10pt" style:font-weight-complex="bold"/>
    </style:style>
    <style:style style:name="T37" style:family="text">
      <style:text-properties style:font-name="Trebuchet MS" fo:font-size="10pt" fo:language="ru" fo:country="RU" style:text-underline-style="none" fo:font-weight="bold" officeooo:rsid="00071527" style:font-size-asian="8.75pt" style:font-weight-asian="bold" style:font-size-complex="10pt" style:font-weight-complex="bold"/>
    </style:style>
    <style:style style:name="T38" style:family="text">
      <style:text-properties style:font-name="Trebuchet MS" fo:font-size="10pt" style:text-underline-style="none" officeooo:rsid="0021c848" style:font-size-asian="8.75pt" style:font-size-complex="10pt"/>
    </style:style>
    <style:style style:name="T39" style:family="text">
      <style:text-properties style:font-name="Trebuchet MS" style:text-underline-style="none"/>
    </style:style>
    <style:style style:name="T40" style:family="text">
      <style:text-properties style:font-name="Trebuchet MS" style:text-underline-style="none" fo:font-weight="normal" style:font-weight-asian="normal" style:font-weight-complex="normal"/>
    </style:style>
    <style:style style:name="T41" style:family="text">
      <style:text-properties style:font-name="Trebuchet MS" style:text-underline-style="none" fo:font-weight="normal" officeooo:rsid="0021c848" style:font-weight-asian="normal" style:font-weight-complex="normal"/>
    </style:style>
    <style:style style:name="T42" style:family="text">
      <style:text-properties style:font-name="Trebuchet MS" style:text-underline-style="none" fo:font-weight="normal" officeooo:rsid="00217db6" style:font-weight-asian="normal" style:font-weight-complex="normal"/>
    </style:style>
    <style:style style:name="T43" style:family="text">
      <style:text-properties style:font-name="Trebuchet MS" style:text-underline-style="none" officeooo:rsid="0007c610"/>
    </style:style>
    <style:style style:name="T44" style:family="text">
      <style:text-properties style:font-name="Trebuchet MS" style:text-underline-style="none" officeooo:rsid="00202ba2"/>
    </style:style>
    <style:style style:name="T45" style:family="text">
      <style:text-properties style:font-name="Trebuchet MS" style:text-underline-style="none" officeooo:rsid="00217db6"/>
    </style:style>
    <style:style style:name="T46" style:family="text">
      <style:text-properties style:font-name="Trebuchet MS" style:text-underline-style="none" officeooo:rsid="0027d8b2"/>
    </style:style>
    <style:style style:name="T47" style:family="text">
      <style:text-properties style:font-name="Trebuchet MS" style:text-underline-style="none" fo:font-weight="bold" style:font-weight-asian="bold" style:font-weight-complex="bold"/>
    </style:style>
    <style:style style:name="T48" style:family="text">
      <style:text-properties style:font-name="Trebuchet MS" fo:language="en" fo:country="US" style:text-underline-style="none"/>
    </style:style>
    <style:style style:name="T49" style:family="text">
      <style:text-properties style:font-name="Trebuchet MS" fo:language="en" fo:country="US" style:text-underline-style="none" fo:font-weight="normal" style:font-weight-asian="normal" style:font-weight-complex="normal"/>
    </style:style>
    <style:style style:name="T50" style:family="text">
      <style:text-properties style:font-name="Trebuchet MS" fo:language="en" fo:country="US" style:text-underline-style="none" fo:font-weight="normal" officeooo:rsid="0021c848" style:font-weight-asian="normal" style:font-weight-complex="normal"/>
    </style:style>
    <style:style style:name="T51" style:family="text">
      <style:text-properties style:font-name="Trebuchet MS" fo:language="en" fo:country="US" style:text-underline-style="none" fo:font-weight="normal" officeooo:rsid="00217db6" style:font-weight-asian="normal" style:font-weight-complex="normal"/>
    </style:style>
    <style:style style:name="T52" style:family="text">
      <style:text-properties style:font-name="Trebuchet MS" fo:language="en" fo:country="US" style:text-underline-style="none" fo:font-weight="normal" officeooo:rsid="00226019" style:font-weight-asian="normal" style:font-weight-complex="normal"/>
    </style:style>
    <style:style style:name="T53" style:family="text">
      <style:text-properties style:font-name="Trebuchet MS" fo:language="en" fo:country="US" style:text-underline-style="none" officeooo:rsid="0007c610"/>
    </style:style>
    <style:style style:name="T54" style:family="text">
      <style:text-properties style:font-name="Trebuchet MS" fo:language="en" fo:country="US" style:text-underline-style="none" officeooo:rsid="00245389"/>
    </style:style>
    <style:style style:name="T55" style:family="text">
      <style:text-properties style:font-name="Trebuchet MS" fo:language="en" fo:country="US" style:text-underline-style="none" officeooo:rsid="0028ec37"/>
    </style:style>
    <style:style style:name="T56" style:family="text">
      <style:text-properties style:font-name="Trebuchet MS" fo:font-style="italic" style:text-underline-style="solid" style:text-underline-width="auto" style:text-underline-color="font-color" fo:font-weight="bold" officeooo:rsid="00089552" style:font-style-asian="italic" style:font-weight-asian="bold" style:font-style-complex="italic" style:font-weight-complex="bold"/>
    </style:style>
    <style:style style:name="T57" style:family="text">
      <style:text-properties style:font-name="Trebuchet MS" fo:font-style="normal" style:text-underline-style="none" fo:font-weight="bold" officeooo:rsid="00089552" style:font-style-asian="normal" style:font-weight-asian="bold" style:font-style-complex="normal" style:font-weight-complex="bold"/>
    </style:style>
    <style:style style:name="T58" style:family="text">
      <style:text-properties style:font-name="Trebuchet MS" fo:font-style="normal" style:text-underline-style="none" style:font-style-asian="normal" style:font-style-complex="normal"/>
    </style:style>
    <style:style style:name="T59" style:family="text">
      <style:text-properties style:font-name="Trebuchet MS" fo:font-style="normal" style:text-underline-style="none" officeooo:rsid="00089552" style:font-style-asian="normal" style:font-style-complex="normal"/>
    </style:style>
    <style:style style:name="T60" style:family="text">
      <style:text-properties style:font-name="Trebuchet MS" fo:language="ru" fo:country="RU" fo:font-style="normal" style:text-underline-style="none" style:font-style-asian="normal" style:font-style-complex="normal"/>
    </style:style>
    <style:style style:name="T61" style:family="text">
      <style:text-properties style:font-name="Trebuchet MS" fo:language="ru" fo:country="RU" fo:font-style="normal" style:text-underline-style="none" officeooo:rsid="00089552" style:font-style-asian="normal" style:font-style-complex="normal"/>
    </style:style>
    <style:style style:name="T62" style:family="text">
      <style:text-properties style:font-name="Trebuchet MS" fo:language="ru" fo:country="RU" fo:font-style="normal" style:text-underline-style="none" officeooo:rsid="00060d1e" style:font-style-asian="normal" style:font-style-complex="normal"/>
    </style:style>
    <style:style style:name="T63" style:family="text">
      <style:text-properties style:font-name="Trebuchet MS" fo:language="ru" fo:country="RU" style:text-underline-style="none"/>
    </style:style>
    <style:style style:name="T64" style:family="text">
      <style:text-properties style:font-name="Trebuchet MS" fo:font-size="8pt" fo:language="en" fo:country="US" style:text-underline-style="none" fo:font-weight="normal" style:font-size-asian="7pt" style:font-weight-asian="normal" style:font-size-complex="8pt" style:font-weight-complex="normal"/>
    </style:style>
    <style:style style:name="T65" style:family="text">
      <style:text-properties style:font-name="Trebuchet MS" fo:font-size="8pt" fo:language="en" fo:country="US" style:text-underline-style="none" fo:font-weight="normal" officeooo:rsid="001fc135" style:font-size-asian="7pt" style:font-weight-asian="normal" style:font-size-complex="8pt" style:font-weight-complex="normal"/>
    </style:style>
    <style:style style:name="T66" style:family="text">
      <style:text-properties style:font-name="Trebuchet MS" fo:font-size="8pt" fo:language="en" fo:country="US" style:text-underline-style="none" fo:font-weight="normal" officeooo:rsid="00202ba2" style:font-size-asian="7pt" style:font-weight-asian="normal" style:font-size-complex="8pt" style:font-weight-complex="normal"/>
    </style:style>
    <style:style style:name="T67" style:family="text">
      <style:text-properties style:font-name="Trebuchet MS" fo:font-size="8pt" fo:language="en" fo:country="US" style:text-underline-style="none" fo:font-weight="normal" officeooo:rsid="00209317" style:font-size-asian="7pt" style:font-weight-asian="normal" style:font-size-complex="8pt" style:font-weight-complex="normal"/>
    </style:style>
    <style:style style:name="T68" style:family="text">
      <style:text-properties style:font-name="Trebuchet MS" fo:font-size="8pt" fo:language="en" fo:country="US" style:text-underline-style="none" fo:font-weight="normal" officeooo:rsid="00217db6" style:font-size-asian="7pt" style:font-weight-asian="normal" style:font-size-complex="8pt" style:font-weight-complex="normal"/>
    </style:style>
    <style:style style:name="T69" style:family="text">
      <style:text-properties style:font-name="Trebuchet MS" fo:font-size="8pt" fo:language="en" fo:country="US" style:text-underline-style="none" fo:font-weight="normal" officeooo:rsid="0021c848" style:font-size-asian="7pt" style:font-weight-asian="normal" style:font-size-complex="8pt" style:font-weight-complex="normal"/>
    </style:style>
    <style:style style:name="T70" style:family="text">
      <style:text-properties style:font-name="Trebuchet MS" fo:font-size="8pt" fo:language="en" fo:country="US" style:text-underline-style="none" fo:font-weight="normal" officeooo:rsid="00267e4c" style:font-size-asian="7pt" style:font-weight-asian="normal" style:font-size-complex="8pt" style:font-weight-complex="normal"/>
    </style:style>
    <style:style style:name="T71" style:family="text">
      <style:text-properties style:font-name="Trebuchet MS" fo:font-size="8pt" fo:language="en" fo:country="US" style:text-underline-style="none" fo:font-weight="normal" officeooo:rsid="0024906f" style:font-size-asian="7pt" style:font-weight-asian="normal" style:font-size-complex="8pt" style:font-weight-complex="normal"/>
    </style:style>
    <style:style style:name="T72" style:family="text">
      <style:text-properties style:font-name="Trebuchet MS" fo:font-size="8pt" fo:language="en" fo:country="US" style:text-underline-style="none" fo:font-weight="normal" officeooo:rsid="0027d8b2" style:font-size-asian="7pt" style:font-weight-asian="normal" style:font-size-complex="8pt" style:font-weight-complex="normal"/>
    </style:style>
    <style:style style:name="T73" style:family="text">
      <style:text-properties style:font-name="Trebuchet MS" fo:font-size="8pt" fo:language="en" fo:country="US" style:text-underline-style="none" fo:font-weight="normal" officeooo:rsid="0028cbb6" style:font-size-asian="7pt" style:font-weight-asian="normal" style:font-size-complex="8pt" style:font-weight-complex="normal"/>
    </style:style>
    <style:style style:name="T74" style:family="text">
      <style:text-properties style:font-name="Trebuchet MS" fo:font-size="8pt" fo:language="en" fo:country="US" style:text-underline-style="none" fo:font-weight="normal" officeooo:rsid="0028ec37" style:font-size-asian="7pt" style:font-weight-asian="normal" style:font-size-complex="8pt" style:font-weight-complex="normal"/>
    </style:style>
    <style:style style:name="T75" style:family="text">
      <style:text-properties style:font-name="Trebuchet MS" fo:font-size="8pt" fo:language="en" fo:country="US" style:text-underline-style="none" fo:font-weight="normal" officeooo:rsid="002bd4cd" style:font-size-asian="7pt" style:font-weight-asian="normal" style:font-size-complex="8pt" style:font-weight-complex="normal"/>
    </style:style>
    <style:style style:name="T76" style:family="text">
      <style:text-properties style:font-name="Trebuchet MS" fo:font-size="8pt" fo:language="en" fo:country="US" style:text-underline-style="none" fo:font-weight="normal" officeooo:rsid="000a7e42" style:font-size-asian="7pt" style:font-weight-asian="normal" style:font-size-complex="8pt" style:font-weight-complex="normal"/>
    </style:style>
    <style:style style:name="T77" style:family="text">
      <style:text-properties style:font-name="Trebuchet MS" fo:font-size="8pt" fo:language="en" fo:country="US" style:text-underline-style="none" fo:font-weight="normal" officeooo:rsid="002c986b" style:font-size-asian="7pt" style:font-weight-asian="normal" style:font-size-complex="8pt" style:font-weight-complex="normal"/>
    </style:style>
    <style:style style:name="T78" style:family="text">
      <style:text-properties style:font-name="Trebuchet MS" fo:font-size="8pt" fo:language="en" fo:country="US" style:text-underline-style="none" fo:font-weight="normal" officeooo:rsid="002c9d26" style:font-size-asian="7pt" style:font-weight-asian="normal" style:font-size-complex="8pt" style:font-weight-complex="normal"/>
    </style:style>
    <style:style style:name="T79" style:family="text">
      <style:text-properties style:font-name="Trebuchet MS" fo:font-size="8pt" fo:language="en" fo:country="US" style:text-underline-style="none" fo:font-weight="normal" officeooo:rsid="002e68c6" style:font-size-asian="7pt" style:font-weight-asian="normal" style:font-size-complex="8pt" style:font-weight-complex="normal"/>
    </style:style>
    <style:style style:name="T80" style:family="text">
      <style:text-properties style:font-name="Trebuchet MS" fo:font-size="8pt" fo:language="en" fo:country="US" style:text-underline-style="none" fo:font-weight="normal" officeooo:rsid="002ed8e9" style:font-size-asian="7pt" style:font-weight-asian="normal" style:font-size-complex="8pt" style:font-weight-complex="normal"/>
    </style:style>
    <style:style style:name="T81" style:family="text">
      <style:text-properties style:font-name="Trebuchet MS" fo:font-size="8pt" fo:language="en" fo:country="US" style:text-underline-style="none" fo:font-weight="normal" officeooo:rsid="002f680c" style:font-size-asian="7pt" style:font-weight-asian="normal" style:font-size-complex="8pt" style:font-weight-complex="normal"/>
    </style:style>
    <style:style style:name="T82" style:family="text">
      <style:text-properties style:font-name="Trebuchet MS" fo:font-size="8pt" fo:language="en" fo:country="US" style:text-underline-style="none" fo:font-weight="normal" officeooo:rsid="002fc7f2" style:font-size-asian="7pt" style:font-weight-asian="normal" style:font-size-complex="8pt" style:font-weight-complex="normal"/>
    </style:style>
    <style:style style:name="T83" style:family="text">
      <style:text-properties style:font-name="Trebuchet MS" fo:font-size="8pt" fo:language="en" fo:country="US" style:text-underline-style="none" fo:font-weight="normal" officeooo:rsid="0038e7c1" style:font-size-asian="7pt" style:font-weight-asian="normal" style:font-size-complex="8pt" style:font-weight-complex="normal"/>
    </style:style>
    <style:style style:name="T84" style:family="text">
      <style:text-properties style:font-name="Trebuchet MS" fo:font-size="8pt" fo:language="en" fo:country="US" style:text-underline-style="none" fo:font-weight="normal" officeooo:rsid="0039eaae" style:font-size-asian="7pt" style:font-weight-asian="normal" style:font-size-complex="8pt" style:font-weight-complex="normal"/>
    </style:style>
    <style:style style:name="T85" style:family="text">
      <style:text-properties style:font-name="Trebuchet MS" fo:font-size="8pt" fo:language="en" fo:country="US" style:text-underline-style="none" fo:font-weight="normal" officeooo:rsid="003b6c3d" style:font-size-asian="7pt" style:font-weight-asian="normal" style:font-size-complex="8pt" style:font-weight-complex="normal"/>
    </style:style>
    <style:style style:name="T86" style:family="text">
      <style:text-properties style:font-name="Trebuchet MS" fo:font-size="8pt" fo:language="ru" fo:country="RU" style:text-underline-style="none" fo:font-weight="normal" style:font-size-asian="7pt" style:font-weight-asian="normal" style:font-size-complex="8pt" style:font-weight-complex="normal"/>
    </style:style>
    <style:style style:name="T87" style:family="text">
      <style:text-properties style:font-name="Trebuchet MS" fo:font-size="8pt" fo:language="ru" fo:country="RU" style:text-underline-style="none" fo:font-weight="normal" officeooo:rsid="001fc135" style:font-size-asian="7pt" style:font-weight-asian="normal" style:font-size-complex="8pt" style:font-weight-complex="normal"/>
    </style:style>
    <style:style style:name="T88" style:family="text">
      <style:text-properties style:font-name="Trebuchet MS" fo:font-size="8pt" fo:language="ru" fo:country="RU" style:text-underline-style="none" fo:font-weight="normal" officeooo:rsid="00202ba2" style:font-size-asian="7pt" style:font-weight-asian="normal" style:font-size-complex="8pt" style:font-weight-complex="normal"/>
    </style:style>
    <style:style style:name="T89" style:family="text">
      <style:text-properties style:font-name="Trebuchet MS" fo:font-size="8pt" fo:language="ru" fo:country="RU" style:text-underline-style="none" fo:font-weight="normal" officeooo:rsid="00209317" style:font-size-asian="7pt" style:font-weight-asian="normal" style:font-size-complex="8pt" style:font-weight-complex="normal"/>
    </style:style>
    <style:style style:name="T90" style:family="text">
      <style:text-properties style:font-name="Trebuchet MS" fo:font-size="8pt" fo:language="ru" fo:country="RU" style:text-underline-style="none" fo:font-weight="normal" officeooo:rsid="00217db6" style:font-size-asian="7pt" style:font-weight-asian="normal" style:font-size-complex="8pt" style:font-weight-complex="normal"/>
    </style:style>
    <style:style style:name="T91" style:family="text">
      <style:text-properties style:font-name="Trebuchet MS" fo:font-size="8pt" fo:language="ru" fo:country="RU" style:text-underline-style="none" fo:font-weight="normal" officeooo:rsid="0021c848" style:font-size-asian="7pt" style:font-weight-asian="normal" style:font-size-complex="8pt" style:font-weight-complex="normal"/>
    </style:style>
    <style:style style:name="T92" style:family="text">
      <style:text-properties style:font-name="Trebuchet MS" fo:font-size="8pt" fo:language="ru" fo:country="RU" style:text-underline-style="none" fo:font-weight="normal" officeooo:rsid="0024906f" style:font-size-asian="7pt" style:font-weight-asian="normal" style:font-size-complex="8pt" style:font-weight-complex="normal"/>
    </style:style>
    <style:style style:name="T93" style:family="text">
      <style:text-properties style:font-name="Trebuchet MS" fo:font-size="8pt" fo:language="ru" fo:country="RU" style:text-underline-style="none" fo:font-weight="normal" officeooo:rsid="00267e4c" style:font-size-asian="7pt" style:font-weight-asian="normal" style:font-size-complex="8pt" style:font-weight-complex="normal"/>
    </style:style>
    <style:style style:name="T94" style:family="text">
      <style:text-properties style:font-name="Trebuchet MS" fo:font-size="8pt" fo:language="ru" fo:country="RU" style:text-underline-style="none" fo:font-weight="normal" officeooo:rsid="0027d8b2" style:font-size-asian="7pt" style:font-weight-asian="normal" style:font-size-complex="8pt" style:font-weight-complex="normal"/>
    </style:style>
    <style:style style:name="T95" style:family="text">
      <style:text-properties style:font-name="Trebuchet MS" fo:font-size="8pt" fo:language="ru" fo:country="RU" style:text-underline-style="none" fo:font-weight="normal" officeooo:rsid="0028cbb6" style:font-size-asian="7pt" style:font-weight-asian="normal" style:font-size-complex="8pt" style:font-weight-complex="normal"/>
    </style:style>
    <style:style style:name="T96" style:family="text">
      <style:text-properties style:font-name="Trebuchet MS" fo:font-size="8pt" fo:language="ru" fo:country="RU" style:text-underline-style="none" fo:font-weight="normal" officeooo:rsid="002bd4cd" style:font-size-asian="7pt" style:font-weight-asian="normal" style:font-size-complex="8pt" style:font-weight-complex="normal"/>
    </style:style>
    <style:style style:name="T97" style:family="text">
      <style:text-properties style:font-name="Trebuchet MS" fo:font-size="8pt" fo:language="ru" fo:country="RU" style:text-underline-style="none" fo:font-weight="normal" officeooo:rsid="000a7e42" style:font-size-asian="7pt" style:font-weight-asian="normal" style:font-size-complex="8pt" style:font-weight-complex="normal"/>
    </style:style>
    <style:style style:name="T98" style:family="text">
      <style:text-properties style:font-name="Trebuchet MS" fo:font-size="8pt" fo:language="ru" fo:country="RU" style:text-underline-style="none" fo:font-weight="normal" officeooo:rsid="002c986b" style:font-size-asian="7pt" style:font-weight-asian="normal" style:font-size-complex="8pt" style:font-weight-complex="normal"/>
    </style:style>
    <style:style style:name="T99" style:family="text">
      <style:text-properties style:font-name="Trebuchet MS" fo:font-size="8pt" fo:language="ru" fo:country="RU" style:text-underline-style="none" fo:font-weight="normal" officeooo:rsid="002c9d26" style:font-size-asian="7pt" style:font-weight-asian="normal" style:font-size-complex="8pt" style:font-weight-complex="normal"/>
    </style:style>
    <style:style style:name="T100" style:family="text">
      <style:text-properties style:font-name="Trebuchet MS" fo:font-size="8pt" fo:language="ru" fo:country="RU" style:text-underline-style="none" fo:font-weight="normal" officeooo:rsid="002e68c6" style:font-size-asian="7pt" style:font-weight-asian="normal" style:font-size-complex="8pt" style:font-weight-complex="normal"/>
    </style:style>
    <style:style style:name="T101" style:family="text">
      <style:text-properties style:font-name="Trebuchet MS" fo:font-size="8pt" fo:language="ru" fo:country="RU" style:text-underline-style="none" fo:font-weight="normal" officeooo:rsid="002ed8e9" style:font-size-asian="7pt" style:font-weight-asian="normal" style:font-size-complex="8pt" style:font-weight-complex="normal"/>
    </style:style>
    <style:style style:name="T102" style:family="text">
      <style:text-properties style:font-name="Trebuchet MS" fo:font-size="8pt" fo:language="ru" fo:country="RU" style:text-underline-style="none" fo:font-weight="normal" officeooo:rsid="002f680c" style:font-size-asian="7pt" style:font-weight-asian="normal" style:font-size-complex="8pt" style:font-weight-complex="normal"/>
    </style:style>
    <style:style style:name="T103" style:family="text">
      <style:text-properties style:font-name="Trebuchet MS" fo:font-size="8pt" fo:language="ru" fo:country="RU" style:text-underline-style="none" fo:font-weight="normal" officeooo:rsid="002fc7f2" style:font-size-asian="7pt" style:font-weight-asian="normal" style:font-size-complex="8pt" style:font-weight-complex="normal"/>
    </style:style>
    <style:style style:name="T104" style:family="text">
      <style:text-properties style:font-name="Trebuchet MS" fo:font-size="8pt" fo:language="ru" fo:country="RU" style:text-underline-style="none" fo:font-weight="normal" officeooo:rsid="0039eaae" style:font-size-asian="7pt" style:font-weight-asian="normal" style:font-size-complex="8pt" style:font-weight-complex="normal"/>
    </style:style>
    <style:style style:name="T105" style:family="text">
      <style:text-properties style:font-name="Trebuchet MS" fo:font-size="8pt" fo:language="ru" fo:country="RU" fo:font-style="italic" style:text-underline-style="solid" style:text-underline-width="auto" style:text-underline-color="font-color" fo:font-weight="bold" officeooo:rsid="002bd4cd" style:font-size-asian="7pt" style:font-style-asian="italic" style:font-weight-asian="bold" style:font-size-complex="8pt" style:font-style-complex="italic" style:font-weight-complex="bold"/>
    </style:style>
    <style:style style:name="T106" style:family="text">
      <style:text-properties style:font-name="Trebuchet MS" fo:font-size="8pt" fo:language="ru" fo:country="RU" fo:font-style="italic" style:text-underline-style="solid" style:text-underline-width="auto" style:text-underline-color="font-color" fo:font-weight="bold" officeooo:rsid="002c986b" style:font-size-asian="7pt" style:font-style-asian="italic" style:font-weight-asian="bold" style:font-size-complex="8pt" style:font-style-complex="italic" style:font-weight-complex="bold"/>
    </style:style>
    <style:style style:name="T107" style:family="text">
      <style:text-properties style:font-name="Trebuchet MS" fo:font-size="8pt" style:text-underline-style="none" fo:font-weight="normal" style:font-size-asian="7pt" style:font-weight-asian="normal" style:font-size-complex="8pt" style:font-weight-complex="normal"/>
    </style:style>
    <style:style style:name="T108" style:family="text">
      <style:text-properties style:font-name="Trebuchet MS" fo:font-size="8pt" style:text-underline-style="none" fo:font-weight="normal" officeooo:rsid="001fc135" style:font-size-asian="7pt" style:font-weight-asian="normal" style:font-size-complex="8pt" style:font-weight-complex="normal"/>
    </style:style>
    <style:style style:name="T109" style:family="text">
      <style:text-properties style:font-name="Trebuchet MS" fo:font-size="9pt" style:text-underline-style="none" fo:font-weight="normal" style:font-size-asian="7.84999990463257pt" style:font-weight-asian="normal" style:font-size-complex="9pt" style:font-weight-complex="normal"/>
    </style:style>
    <style:style style:name="T110" style:family="text">
      <style:text-properties style:font-name="Trebuchet MS" fo:font-size="9pt" style:text-underline-style="none" fo:font-weight="normal" officeooo:rsid="0021c848" style:font-size-asian="7.84999990463257pt" style:font-weight-asian="normal" style:font-size-complex="9pt" style:font-weight-complex="normal"/>
    </style:style>
    <style:style style:name="T111" style:family="text">
      <style:text-properties style:font-name="Trebuchet MS" fo:font-size="9pt" fo:language="en" fo:country="US" style:text-underline-style="none" fo:font-weight="normal" officeooo:rsid="0021c848" style:font-size-asian="7.84999990463257pt" style:font-weight-asian="normal" style:font-size-complex="9pt" style:font-weight-complex="normal"/>
    </style:style>
    <style:style style:name="T112" style:family="text">
      <style:text-properties fo:font-style="normal" style:font-style-asian="normal" style:font-style-complex="normal"/>
    </style:style>
    <style:style style:name="T113" style:family="text">
      <style:text-properties fo:font-style="normal" officeooo:rsid="00071527" style:font-style-asian="normal" style:font-style-complex="normal"/>
    </style:style>
    <style:style style:name="T114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5" style:family="text">
      <style:text-properties fo:language="ru" fo:country="RU" fo:font-style="normal" style:font-style-asian="normal" style:font-style-complex="normal"/>
    </style:style>
    <style:style style:name="T116" style:family="text">
      <style:text-properties fo:language="ru" fo:country="RU" fo:font-weight="normal" style:font-weight-asian="normal" style:font-weight-complex="normal"/>
    </style:style>
    <style:style style:name="T117" style:family="text">
      <style:text-properties fo:language="ru" fo:country="RU" fo:font-weight="normal" officeooo:rsid="00099b33" style:font-weight-asian="normal" style:font-weight-complex="normal"/>
    </style:style>
    <style:style style:name="T118" style:family="text">
      <style:text-properties fo:language="ru" fo:country="RU" fo:font-weight="normal" officeooo:rsid="0009d2d8" style:font-weight-asian="normal" style:font-weight-complex="normal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officeooo:rsid="00071527" style:font-weight-asian="bold" style:font-weight-complex="bold"/>
    </style:style>
    <style:style style:name="T121" style:family="text">
      <style:text-properties fo:font-weight="normal" style:font-weight-asian="normal" style:font-weight-complex="normal"/>
    </style:style>
    <style:style style:name="T122" style:family="text">
      <style:text-properties fo:font-weight="normal" officeooo:rsid="00099b33" style:font-weight-asian="normal" style:font-weight-complex="normal"/>
    </style:style>
    <style:style style:name="T123" style:family="text">
      <style:text-properties officeooo:rsid="0024906f"/>
    </style:style>
    <style:style style:name="T124" style:family="text">
      <style:text-properties officeooo:rsid="00267e4c"/>
    </style:style>
    <style:style style:name="T125" style:family="text">
      <style:text-properties style:text-underline-style="solid" style:text-underline-width="auto" style:text-underline-color="font-color"/>
    </style:style>
    <style:style style:name="T126" style:family="text">
      <style:text-properties officeooo:rsid="0027d8b2"/>
    </style:style>
    <style:style style:name="T127" style:family="text">
      <style:text-properties officeooo:rsid="002ed8e9"/>
    </style:style>
    <style:style style:name="T128" style:family="text">
      <style:text-properties officeooo:rsid="00370338"/>
    </style:style>
    <style:style style:name="T129" style:family="text">
      <style:text-properties officeooo:rsid="003b6c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ВИДЕО ДОКУМЕНТАЦИЯ - <text:a xlink:type="simple" xlink:href="https://www.youtube.com/channel/UCvp-MnTxoqh06u7CviDBijA?view_as=subscriber" text:style-name="Internet_20_link" text:visited-style-name="Visited_20_Internet_20_Link"><text:span text:style-name="T14">https://www.youtube.com/channel/UCvp-MnTxoqh06u7CviDBijA?view_as=subscriber</text:span></text:a></text:p>
      <text:p text:style-name="P10">Официальный сайт <text:span text:style-name="T24">RedL </text:span><text:span text:style-name="T25">- </text:span><text:a xlink:type="simple" xlink:href="https://www.red-lang.ru/" text:style-name="Internet_20_link" text:visited-style-name="Visited_20_Internet_20_Link"><text:span text:style-name="T15">https://www.red-lang.ru/</text:span></text:a></text:p>
      <text:p text:style-name="P17">Соц. <text:span text:style-name="T33">Сеть разработчика - </text:span><text:a xlink:type="simple" xlink:href="https://vk.com/amnots" text:style-name="Internet_20_link" text:visited-style-name="Visited_20_Internet_20_Link"><text:span text:style-name="T23">https://vk.com/amnots</text:span></text:a></text:p>
      <text:p text:style-name="P40"/>
      <text:p text:style-name="P40">_____________________________________________________________</text:p>
      <text:p text:style-name="P40"/>
      <text:p text:style-name="P11"><text:span text:style-name="T5">Описание </text:span><text:span text:style-name="T16">RedL :</text:span></text:p>
      <text:p text:style-name="P80"/>
      <text:p text:style-name="P11"><text:span text:style-name="T16"><text:tab/>RedL [Red Language] – </text:span><text:span text:style-name="T5">свободный язык программирования с открытым исходным кодом.</text:span></text:p>
      <text:p text:style-name="P37"/>
      <text:p text:style-name="P37"/>
      <text:p text:style-name="P15"><text:span text:style-name="T5">Информация</text:span><text:span text:style-name="T16"> RedL:</text:span></text:p>
      <text:p text:style-name="P83"><text:tab/></text:p>
      <text:p text:style-name="P15"><text:span text:style-name="T16"><text:tab/>1.</text:span><text:span text:style-name="T5">Лицензия –</text:span><text:span text:style-name="T16"> GNU GPL v3.0 (</text:span><text:a xlink:type="simple" xlink:href="https://www.gnu.org/licenses/gpl-3.0" text:style-name="Internet_20_link" text:visited-style-name="Visited_20_Internet_20_Link">https://www.gnu.org/licenses/gpl-3.0</text:a><text:span text:style-name="T16">).</text:span></text:p>
      <text:p text:style-name="P15"><text:span text:style-name="T16"><text:tab/>2.</text:span><text:span text:style-name="T5">Последняя версия — </text:span><text:span text:style-name="T16">0.07Betta (Demo).</text:span></text:p>
      <text:p text:style-name="P15"><text:span text:style-name="T16"><text:tab/>3.</text:span><text:span text:style-name="T5">Цель — увеличить скорость написания кода за счёт упрощения системы языки и автоматизации компилятора.</text:span></text:p>
      <text:p text:style-name="P38"/>
      <text:p text:style-name="P38"/>
      <text:p text:style-name="P15"><text:span text:style-name="T6">Важно! Лицензия </text:span><text:span text:style-name="T17">RedL </text:span><text:span text:style-name="T6">не распространяется на следующие продукты:</text:span></text:p>
      <text:p text:style-name="P39"><text:tab/></text:p>
      <text:p text:style-name="P81"><text:tab/>1.Node JS.</text:p>
      <text:p text:style-name="P81"><text:tab/>2.Electron JS.</text:p>
      <text:p text:style-name="P81"><text:tab/>3.C++/G++/mingw.</text:p>
      <text:p text:style-name="P80"><text:tab/>4.Geany.</text:p>
      <text:p text:style-name="P80"/>
      <text:p text:style-name="P11"><text:span text:style-name="T5">Процессы языка </text:span><text:span text:style-name="T16">RedL:</text:span></text:p>
      <text:p text:style-name="P80"><text:tab/></text:p>
      <text:p text:style-name="P82"><text:tab/>1.Препроцессор – </text:p>
      <text:p text:style-name="P12"><text:span text:style-name="T16"><text:tab/><text:tab/>a)</text:span><text:span text:style-name="T5">Выполняет функцию создание промежуточного файла с извлечёнными файлами и запись их описания.</text:span><text:span text:style-name="T16"> <text:tab/><text:tab/>b)</text:span><text:span text:style-name="T5">Подготовка аргументов программы и последующая передача <text:s/>«»Переводчику»»</text:span><text:span text:style-name="T16">.</text:span></text:p>
      <text:p text:style-name="P82"><text:tab/></text:p>
      <text:p text:style-name="P12"><text:span text:style-name="T18"><text:tab/></text:span><text:span text:style-name="T19">2.</text:span><text:span text:style-name="T7">Переводчик -</text:span></text:p>
      <text:p text:style-name="P11"><text:span text:style-name="T7"><text:tab/><text:tab/></text:span><text:span text:style-name="T19">a) </text:span><text:span text:style-name="T7">Определение типа перевода (на какой язык переводить</text:span><text:span text:style-name="T19"> [c++/electron]</text:span><text:span text:style-name="T7">).</text:span></text:p>
      <text:p text:style-name="P11"><text:span text:style-name="T7"><text:tab/><text:tab/></text:span><text:span text:style-name="T19">b) </text:span><text:span text:style-name="T7">Проверка корректности файла.</text:span></text:p>
      <text:p text:style-name="P11"><text:span text:style-name="T19"><text:tab/><text:tab/>c) </text:span><text:span text:style-name="T7">Перевод структур команд в соответствии с выбранным режимом. Вывод ошибок структур команд.</text:span></text:p>
      <text:p text:style-name="P11"><text:span text:style-name="T19"><text:tab/><text:tab/>d) </text:span><text:span text:style-name="T7">Подготовка переведённого файла к компиляции/интерпретации.</text:span></text:p>
      <text:p text:style-name="P13"><text:span text:style-name="T7"><text:tab/><text:tab/></text:span><text:span text:style-name="T19">e)</text:span><text:span text:style-name="T7"> Проверка на соответствие синтаксиса (</text:span><text:span text:style-name="T19">RedL</text:span><text:span text:style-name="T7">) с учётом переменных и функций. </text:span></text:p>
      <text:p text:style-name="P13"><text:span text:style-name="T19"><text:tab/><text:tab/>f) </text:span><text:span text:style-name="T7">Запуск компилятора </text:span><text:span text:style-name="T19">(c++/electron-packager).</text:span></text:p>
      <text:p text:style-name="P12"><text:span text:style-name="T19"><text:tab/><text:tab/>g) </text:span><text:span text:style-name="T8">Обратный перевод ошибок (</text:span><text:span text:style-name="T18">c </text:span><text:span text:style-name="T8">С++/</text:span><text:span text:style-name="T18">Electron </text:span><text:span text:style-name="T8">на </text:span><text:span text:style-name="T18">RedL, </text:span><text:span text:style-name="T8">если они есть) и последующий их вывод.</text:span></text:p>
      <text:p text:style-name="P41"><text:s/></text:p>
      <text:p text:style-name="P86"/>
      <text:p text:style-name="P87">_____________________________________________________________</text:p>
      <text:p text:style-name="P87"/>
      <text:p text:style-name="P86"><text:tab/><text:tab/><text:tab/><text:tab/></text:p>
      <text:p text:style-name="P14"><text:span text:style-name="T34">Документация к написанию программ на </text:span><text:span text:style-name="T35">RedL</text:span></text:p>
      <text:p text:style-name="P95"/>
      <text:p text:style-name="P31"/>
      <text:p text:style-name="P112"><text:span text:style-name="T37">Часть</text:span><text:span text:style-name="T36"> 1</text:span><text:span text:style-name="T37"> Аргументы </text:span><text:span text:style-name="T36">RedL</text:span></text:p>
      <text:p text:style-name="P34"/>
      <text:p text:style-name="P96"><text:span text:style-name="T40">В языке программирования </text:span><text:span text:style-name="T49">RedL </text:span><text:span text:style-name="T40">мало аргументов ,но и в них можно запутаться. Перейдём к делу!</text:span></text:p>
      <text:p text:style-name="P97"><text:span text:style-name="T39">Для вызова </text:span><text:span text:style-name="T48">RedL </text:span><text:span text:style-name="T39">необходимо зайти в </text:span><text:span text:style-name="T48">cmd </text:span><text:span text:style-name="T39">(если у вас </text:span><text:span text:style-name="T48">Windows </text:span><text:span text:style-name="T39">) или в </text:span><text:span text:style-name="T48">Terminal </text:span><text:span text:style-name="T39">(если у вас </text:span><text:span text:style-name="T48">GNU/Linux</text:span><text:span text:style-name="T39">).Затем набрать в нём </text:span><text:span text:style-name="T43">«</text:span><text:span text:style-name="T53">redl</text:span><text:span text:style-name="T43">»(Важно! для благоприятного использования необходимо прописать </text:span><text:span text:style-name="T53">PATH </text:span><text:span text:style-name="T43">или запустить Makebat.bat в директории с </text:span><text:span text:style-name="T53">RedL </text:span><text:span text:style-name="T43">от имени администратора и согласится с предложениями прописать </text:span><text:span text:style-name="T53">PATH </text:span><text:span text:style-name="T43">автоматически).Вы увидите ошибку,которая гласит о том ,что файл для компиляции не найден. Вместе с ошибкой вы увидите и предложения аргументов компиляции их для консольных программ использовать не обязательно. Итак давайте я вам объясню,что они значат.</text:span></text:p>
      <text:p text:style-name="P42"/>
      <text:p text:style-name="P97"><text:span text:style-name="T43">1. «-</text:span><text:span text:style-name="T53">o</text:span><text:span text:style-name="T43">» - выходной файл (название или расположение).Важно учитывать ,что указывать на файл и его расположение необходимо </text:span><text:span text:style-name="T56">после</text:span><text:span text:style-name="T57"> самого аргумента.</text:span></text:p>
      <text:p text:style-name="P78"/>
      <text:p text:style-name="P107"><text:span text:style-name="T57">2.</text:span><text:span text:style-name="T61">»-</text:span><text:span text:style-name="T59">i</text:span><text:span text:style-name="T61">» - включить режим </text:span><text:span text:style-name="T62">интерпретации </text:span><text:span text:style-name="T61">кода (без создание .</text:span><text:span text:style-name="T59">exe </text:span><text:span text:style-name="T61">или .</text:span><text:span text:style-name="T59">out </text:span><text:span text:style-name="T61">файла).Его расположение — любое. Важно учитывать следующие:</text:span><text:span text:style-name="T59"> a)</text:span><text:span text:style-name="T61"> аргумент «-</text:span><text:span text:style-name="T59">i</text:span><text:span text:style-name="T61">» не может работать с аргументом «-</text:span><text:span text:style-name="T59">d</text:span><text:span text:style-name="T61">».</text:span><text:span text:style-name="T59"> b)</text:span><text:span text:style-name="T61"> режим </text:span><text:span text:style-name="T62">интерпретации</text:span><text:span text:style-name="T61"> медленней компиляции.</text:span></text:p>
      <text:p text:style-name="P79"/>
      <text:p text:style-name="P108"><text:span text:style-name="T58">3.</text:span><text:span text:style-name="T60">»-</text:span><text:span text:style-name="T58">d</text:span><text:span text:style-name="T60">» - включить режим разработчика. Грубо говоря, при данном режиме не удаляется мусор и файлы других языков.</text:span></text:p>
      <text:p text:style-name="P79"/>
      <text:p text:style-name="P108"><text:span text:style-name="T58">4.</text:span><text:span text:style-name="T60">»-</text:span><text:span text:style-name="T58">gui</text:span><text:span text:style-name="T60">» - включить режим разработки визуальных приложений,но об этом позже.</text:span></text:p>
      <text:p text:style-name="P34"/>
      <text:p text:style-name="P84"><text:span text:style-name="T112">5</text:span><text:span text:style-name="T113">.</text:span><text:span text:style-name="T115">Ваш исходный файл. Требования: </text:span><text:span text:style-name="T112">a) </text:span><text:span text:style-name="T115">он должен быть один (в аргументах). </text:span><text:span text:style-name="T112">b) </text:span><text:span text:style-name="T115">его расширение должно быть «.</text:span><text:span text:style-name="T112">rlf</text:span><text:span text:style-name="T115">».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29"><text:span text:style-name="T120">Часть</text:span><text:span text:style-name="T27"> 2 </text:span><text:span text:style-name="T120">Консольная версия </text:span><text:span text:style-name="T27">RedL</text:span></text:p>
      <text:p text:style-name="P32"/>
      <text:p text:style-name="P32"/>
      <text:p text:style-name="P32"/>
      <text:p text:style-name="P32"/>
      <text:p text:style-name="P109"><text:span text:style-name="T63">Первая программа - «</text:span><text:span text:style-name="T48">Hello, world!</text:span><text:span text:style-name="T63">»:</text:span></text:p>
      <text:p text:style-name="P93"/>
      <text:p text:style-name="P94"><text:span text:style-name="T116">Переходим к разработке. Для начала создадим файл (у меня это будет «</text:span><text:span text:style-name="T121">test.rlf</text:span><text:span text:style-name="T116">»).Открываем его через любой текстовый редактор.</text:span><text:span text:style-name="T117">И для того ,чтобы</text:span><text:span text:style-name="T116"> </text:span><text:span text:style-name="T117">нам вывести «</text:span><text:span text:style-name="T122">Hello, world!</text:span><text:span text:style-name="T117">» - потребуется лишь одна команда(«</text:span><text:span text:style-name="T122">print</text:span><text:span text:style-name="T117">»).</text:span></text:p>
      <text:p text:style-name="P43"/>
      <text:p text:style-name="P43">Вот пример первой программы:</text:p>
      <text:p text:style-name="P44"/>
      <text:p text:style-name="P93"><text:span text:style-name="T117"><text:tab/>Файл - «</text:span><text:span text:style-name="T122">test.rlf</text:span><text:span text:style-name="T117">»</text:span></text:p>
      <text:p text:style-name="P94"><text:span text:style-name="T117"><text:tab/></text:span><text:span text:style-name="T118">Код - </text:span><text:span text:style-name="T117">«</text:span><text:span text:style-name="T122">print(“Hello, world!”)</text:span><text:span text:style-name="T117">»</text:span></text:p>
      <text:p text:style-name="P43"><text:tab/></text:p>
      <text:p text:style-name="P43"/>
      <text:p text:style-name="P94"><text:span text:style-name="T117">Важно</text:span><text:span text:style-name="T118">,</text:span><text:span text:style-name="T117"> без «;». Каждая команда должна быть на своей строке (Есть пара исключений,но о них позже).</text:span></text:p>
      <text:p text:style-name="P94"><text:span text:style-name="T117">Теперь запускаем </text:span><text:span text:style-name="T122">cmd/terminal </text:span><text:span text:style-name="T117">и пишем - «</text:span><text:span text:style-name="T122">redl test.rlf</text:span><text:span text:style-name="T117">».Ждём и всё! Можем запускать уже появившийся файл - «</text:span><text:span text:style-name="T122">test.exe</text:span><text:span text:style-name="T117">»!</text:span></text:p>
      <text:p text:style-name="P31"/>
      <text:p text:style-name="P31"/>
      <text:p text:style-name="P31"/>
      <text:p text:style-name="P31"/>
      <text:p text:style-name="P16">Типы данных:</text:p>
      <text:p text:style-name="P45"/>
      <text:p text:style-name="P8"><text:span text:style-name="T5">В версии </text:span><text:span text:style-name="T16">0.07 Demo </text:span><text:span text:style-name="T5">ещё мало типов данных. Их всего 4</text:span><text:span text:style-name="T20"> </text:span><text:span text:style-name="T9">(основных</text:span><text:span text:style-name="T20">)</text:span><text:span text:style-name="T5">.</text:span></text:p>
      <text:p text:style-name="P45"/>
      <text:p text:style-name="P2"><text:span text:style-name="T5">1.</text:span><text:span text:style-name="T1">»</text:span><text:span text:style-name="T5">INT</text:span><text:span text:style-name="T1">» - целочисленный тип данных.</text:span></text:p>
      <text:p text:style-name="P2"><text:span text:style-name="T5">2.</text:span><text:span text:style-name="T1">»</text:span><text:span text:style-name="T5">STR</text:span><text:span text:style-name="T1">» - тип строки, значение помещается в кавычках. Можно считать как одномерный массив.</text:span></text:p>
      <text:p text:style-name="P2"><text:span text:style-name="T5">3.</text:span><text:span text:style-name="T1">»</text:span><text:span text:style-name="T5">FLOAT</text:span><text:span text:style-name="T1">» - число с плавающей точкой(например: </text:span><text:span text:style-name="T5">10.5 </text:span><text:span text:style-name="T1">и т.д.).</text:span></text:p>
      <text:p text:style-name="P2"><text:span text:style-name="T5">4.</text:span><text:span text:style-name="T1">«</text:span><text:span text:style-name="T5">BOOL</text:span><text:span text:style-name="T1">» - булево число</text:span><text:span text:style-name="T5">( </text:span><text:span text:style-name="T1">либо 0 </text:span><text:span text:style-name="T5">[false],</text:span><text:span text:style-name="T1">либо </text:span><text:span text:style-name="T5">1 [true] ).</text:span></text:p>
      <text:p text:style-name="P85">_____________________</text:p>
      <text:p text:style-name="P85"/>
      <text:p text:style-name="P45">Типы использующиеся только в функциях (на будущие):</text:p>
      <text:p text:style-name="P45"/>
      <text:p text:style-name="P2"><text:span text:style-name="T5">5.</text:span><text:span text:style-name="T1">»</text:span><text:span text:style-name="T5">TEMP</text:span><text:span text:style-name="T1">» - шаблонный тип (автоопределяемый).</text:span></text:p>
      <text:p text:style-name="P3"><text:span text:style-name="T1">6.»</text:span><text:span text:style-name="T5">NNUM</text:span><text:span text:style-name="T1">» - шаблонный тип (автоопределяемый</text:span><text:span text:style-name="T2">, но только из чисел</text:span><text:span text:style-name="T1">).</text:span></text:p>
      <text:p text:style-name="P46"/>
      <text:p text:style-name="P4"><text:span text:style-name="T5">7.</text:span><text:span text:style-name="T3">»</text:span><text:span text:style-name="T5">L</text:span><text:span text:style-name="T10">INT</text:span><text:span text:style-name="T3">» - целочисленный тип данных. </text:span><text:span text:style-name="T1">Ссылка на переменную (для изменение переменной в функции).</text:span></text:p>
      <text:p text:style-name="P4"><text:span text:style-name="T5">8.</text:span><text:span text:style-name="T3">»</text:span><text:span text:style-name="T5">L</text:span><text:span text:style-name="T10">STR</text:span><text:span text:style-name="T3">» - тип строки. </text:span><text:span text:style-name="T1">Ссылка на переменную (для изменение переменной в функции).</text:span></text:p>
      <text:p text:style-name="P3"><text:span text:style-name="T11">9</text:span><text:span text:style-name="T1">.»</text:span><text:span text:style-name="T11">L</text:span><text:span text:style-name="T1">FLOAT» - число с плавающей точкой(например: 10.5 и т.д.).</text:span><text:span text:style-name="T2">Ссылка на переменную (для изменение переменной в функции).</text:span></text:p>
      <text:p text:style-name="P4"><text:span text:style-name="T5">10.</text:span><text:span text:style-name="T3">«</text:span><text:span text:style-name="T9">L</text:span><text:span text:style-name="T10">BOOL</text:span><text:span text:style-name="T3">» - булево число</text:span><text:span text:style-name="T10">( </text:span><text:span text:style-name="T3">либо 0 </text:span><text:span text:style-name="T10">[false],</text:span><text:span text:style-name="T3">либо </text:span><text:span text:style-name="T10">1 [true] ).</text:span><text:span text:style-name="T1">Ссылка на переменную (для изменение переменной в функции).</text:span></text:p>
      <text:p text:style-name="P6"><text:span text:style-name="T1">11.</text:span><text:span text:style-name="T5">LTEMP - </text:span><text:span text:style-name="T3">шаблонный тип (автоопределяемый).</text:span><text:span text:style-name="T2">Ссылка на переменную (для изменение переменной в функции).</text:span></text:p>
      <text:p text:style-name="P47"/>
      <text:p text:style-name="P48">Объявление:</text:p>
      <text:p text:style-name="P1"><text:span text:style-name="T1"><text:tab/>«</text:span><text:span text:style-name="T5">INT name = 53</text:span><text:span text:style-name="T1">» или «</text:span><text:span text:style-name="T5">INT name</text:span><text:span text:style-name="T1">» ,или «</text:span><text:span text:style-name="T5">STR name = “Hello, world!”</text:span><text:span text:style-name="T1">» и т.д. .</text:span></text:p>
      <text:p text:style-name="P4"><text:span text:style-name="T4">Где </text:span><text:span text:style-name="T9">name – </text:span><text:span text:style-name="T4">название переменной.</text:span></text:p>
      <text:p text:style-name="P49"/>
      <text:p text:style-name="P49"/>
      <text:p text:style-name="P47"/>
      <text:p text:style-name="P1"><text:span text:style-name="T1">Также в языке программирования </text:span><text:span text:style-name="T5">RedL </text:span><text:span text:style-name="T1">есть массивы. Их объявление выглядит примерно так:</text:span></text:p>
      <text:p text:style-name="P1"><text:span text:style-name="T1"><text:tab/>«</text:span><text:span text:style-name="T5">INT[5] name</text:span><text:span text:style-name="T1">».Где «</text:span><text:span text:style-name="T5">[5]</text:span><text:span text:style-name="T1">» -</text:span><text:span text:style-name="T5"> </text:span><text:span text:style-name="T1">количество ячеек массива</text:span></text:p>
      <text:p text:style-name="P48"/>
      <text:p text:style-name="P124"><text:span text:style-name="T96">Важно!</text:span><text:span text:style-name="T105"> </text:span><text:span text:style-name="T106">В</text:span><text:span text:style-name="T105"> </text:span><text:span text:style-name="T96">функциях запрещено размечать массив </text:span><text:span text:style-name="T75">(</text:span><text:span text:style-name="T96">можно — </text:span><text:span text:style-name="T97">«</text:span><text:span text:style-name="T76">I</text:span><text:span text:style-name="T75">NT[] name</text:span><text:span text:style-name="T97">», </text:span><text:span text:style-name="T96">нельзя - </text:span><text:span text:style-name="T97">«</text:span><text:span text:style-name="T76">I</text:span><text:span text:style-name="T75">NT[</text:span><text:span text:style-name="T96">5</text:span><text:span text:style-name="T75">] name</text:span><text:span text:style-name="T97">»</text:span><text:span text:style-name="T75">), </text:span><text:span text:style-name="T98">а</text:span><text:span text:style-name="T106"> ВНЕ </text:span><text:span text:style-name="T96">функциях - </text:span><text:span text:style-name="T98">наоборот </text:span><text:span text:style-name="T96"><text:s/></text:span><text:span text:style-name="T75">(</text:span><text:span text:style-name="T96">можно — </text:span><text:span text:style-name="T97">«</text:span><text:span text:style-name="T76">I</text:span><text:span text:style-name="T75">NT[</text:span><text:span text:style-name="T96">5</text:span><text:span text:style-name="T75">] name</text:span><text:span text:style-name="T97">», </text:span><text:span text:style-name="T96">нельзя -</text:span><text:span text:style-name="T97">«</text:span><text:span text:style-name="T76">I</text:span><text:span text:style-name="T75">NT[] name</text:span><text:span text:style-name="T97">»</text:span><text:span text:style-name="T75">)</text:span><text:span text:style-name="T98">.</text:span></text:p>
      <text:p text:style-name="P48"/>
      <text:p text:style-name="P48"/>
      <text:p text:style-name="P52">-Присваивание:</text:p>
      <text:p text:style-name="P5"><text:span text:style-name="T1"><text:tab/>«</text:span><text:span text:style-name="T5">INT name</text:span><text:span text:style-name="T1">»</text:span></text:p>
      <text:p text:style-name="P5"><text:span text:style-name="T1"><text:tab/>«</text:span><text:span text:style-name="T5">name = 532</text:span><text:span text:style-name="T1">»</text:span></text:p>
      <text:p text:style-name="P52"/>
      <text:p text:style-name="P5"><text:span text:style-name="T1"><text:tab/>«</text:span><text:span text:style-name="T5">STR name</text:span><text:span text:style-name="T1">»</text:span></text:p>
      <text:p text:style-name="P5"><text:span text:style-name="T1"><text:tab/>«</text:span><text:span text:style-name="T5">name = “Hello”</text:span><text:span text:style-name="T1">»</text:span></text:p>
      <text:p text:style-name="P52"/>
      <text:p text:style-name="P5"><text:span text:style-name="T1"><text:tab/>«</text:span><text:span text:style-name="T5">STR[5] name</text:span><text:span text:style-name="T1">»</text:span></text:p>
      <text:p text:style-name="P5"><text:span text:style-name="T1"><text:tab/>«</text:span><text:span text:style-name="T5">name[0] = “Hello”</text:span><text:span text:style-name="T1">»</text:span></text:p>
      <text:p text:style-name="P52"/>
      <text:p text:style-name="P9"><text:span text:style-name="T5">Важно! Указывать на ячейку массива нужно в «</text:span><text:span text:style-name="T16">[...]</text:span><text:span text:style-name="T5">» и отсчёт ячеек начинается с «</text:span><text:span text:style-name="T16">0</text:span><text:span text:style-name="T5">»! Т.е. если у нас массив из 5-и ячеек,то их отчёт будет таким - «</text:span><text:span text:style-name="T16">[0],[</text:span><text:span text:style-name="T21">1</text:span><text:span text:style-name="T16">],[</text:span><text:span text:style-name="T21">2</text:span><text:span text:style-name="T16">],[</text:span><text:span text:style-name="T21">3</text:span><text:span text:style-name="T16">],[</text:span><text:span text:style-name="T21">4</text:span><text:span text:style-name="T16">]</text:span><text:span text:style-name="T5">».</text:span></text:p>
      <text:p text:style-name="P53"/>
      <text:p text:style-name="P53"/>
      <text:p text:style-name="P9"><text:span text:style-name="T5">-</text:span><text:span text:style-name="T12">Обращение </text:span><text:span text:style-name="T13">к</text:span><text:span text:style-name="T21"> </text:span><text:span text:style-name="T12">типу «</text:span><text:span text:style-name="T21">STR</text:span><text:span text:style-name="T12">» </text:span><text:span text:style-name="T22">(</text:span><text:span text:style-name="T12">как к одномерному массиву</text:span><text:span text:style-name="T22">)</text:span><text:span text:style-name="T12">:</text:span></text:p>
      <text:p text:style-name="P9"><text:soft-page-break/><text:span text:style-name="T12"><text:tab/>«</text:span><text:span text:style-name="T21">STR name = “Hello, world!”</text:span><text:span text:style-name="T12">»</text:span></text:p>
      <text:p text:style-name="P9"><text:span text:style-name="T12"><text:tab/>«</text:span><text:span text:style-name="T21">print(STR[0])</text:span><text:span text:style-name="T12">»</text:span></text:p>
      <text:p text:style-name="P50"><text:tab/></text:p>
      <text:p text:style-name="P9"><text:span text:style-name="T12"><text:tab/>В результате получим - «</text:span><text:span text:style-name="T21">H</text:span><text:span text:style-name="T12">» </text:span><text:span text:style-name="T21">(</text:span><text:span text:style-name="T12">Первый символ переменной «</text:span><text:span text:style-name="T21">name</text:span><text:span text:style-name="T12">»</text:span><text:span text:style-name="T21"> )</text:span><text:span text:style-name="T12">.</text:span><text:span text:style-name="T5"> </text:span></text:p>
      <text:p text:style-name="P53"/>
      <text:p text:style-name="P53"/>
      <text:p text:style-name="P53"/>
      <text:p text:style-name="P18">Не много о команде «<text:span text:style-name="T24">print</text:span>»:</text:p>
      <text:p text:style-name="P50"><text:tab/></text:p>
      <text:p text:style-name="P50">Ранее (в «<text:span text:style-name="T119">Первая программа - «</text:span><text:span text:style-name="T26">Hello world</text:span><text:span text:style-name="T119">»</text:span>») уже шла речь о данной команде,однако я показал не все её возможности.</text:p>
      <text:p text:style-name="P50"/>
      <text:p text:style-name="P50"/>
      <text:p text:style-name="P50">1)Команда «<text:span text:style-name="T24">print</text:span>» не переносит строку <text:span text:style-name="T24">(</text:span>«<text:span text:style-name="T24">\n</text:span>»<text:span text:style-name="T24">)</text:span> автоматически. Т.е. для того, чтобы перенести стоку нам потребуется написать спец. Символ «<text:span text:style-name="T24">\n</text:span>» самим:</text:p>
      <text:p text:style-name="P114"><text:span text:style-name="T87"><text:tab/>«</text:span><text:span text:style-name="T65">print(“Hello world\n”)</text:span><text:span text:style-name="T87">». </text:span></text:p>
      <text:p text:style-name="P50"/>
      <text:p text:style-name="P50">Данный символ не будет показан в командной строке ,но зато перенесёт строку на новый уровень. Также есть и другие спец символы. Например:</text:p>
      <text:p text:style-name="P114"><text:span text:style-name="T87"><text:tab/>«</text:span><text:span text:style-name="T65">\t</text:span><text:span text:style-name="T87">» - табуляция</text:span><text:span text:style-name="T65"> </text:span><text:span text:style-name="T87">или же длинный пробел.</text:span></text:p>
      <text:p text:style-name="P114"><text:span text:style-name="T87"><text:tab/>«</text:span><text:span text:style-name="T65">\0</text:span><text:span text:style-name="T87">» - показатель того ,что это конец строки (используется только в типе «</text:span><text:span text:style-name="T65">STR</text:span><text:span text:style-name="T87">» и «</text:span><text:span text:style-name="T65">LSTR</text:span><text:span text:style-name="T87">»).</text:span></text:p>
      <text:p text:style-name="P115"><text:span text:style-name="T87"><text:tab/>«</text:span><text:span text:style-name="T66">\b</text:span><text:span text:style-name="T87">» - удаляет предыдущий символ </text:span><text:span text:style-name="T88">,а </text:span><text:span text:style-name="T87">на его место следующий сим</text:span><text:span text:style-name="T88">в</text:span><text:span text:style-name="T87">ол </text:span><text:span text:style-name="T88">(</text:span><text:span text:style-name="T87">за «</text:span><text:span text:style-name="T66">\b</text:span><text:span text:style-name="T87">»</text:span><text:span text:style-name="T88">).</text:span></text:p>
      <text:p text:style-name="P54"/>
      <text:p text:style-name="P54">Это основные спец. Символы ,которые нужно знать.</text:p>
      <text:p text:style-name="P50"><text:tab/></text:p>
      <text:p text:style-name="P51"/>
      <text:p text:style-name="P113"><text:span text:style-name="T108">2</text:span><text:span text:style-name="T107">)</text:span><text:span text:style-name="T87">Команда «</text:span><text:span text:style-name="T108">print</text:span><text:span text:style-name="T87">» </text:span><text:span text:style-name="T86">может быть поточной. Имеется ввиду ,что текст команды может быть разделён (не зависимости от типа).Для <text:s/></text:span></text:p>
      <text:p text:style-name="P113"><text:span text:style-name="T86">этого используем символ «</text:span><text:span text:style-name="T107">$</text:span><text:span text:style-name="T86">».Например: </text:span></text:p>
      <text:p text:style-name="P113"><text:span text:style-name="T86"><text:tab/>«</text:span><text:span text:style-name="T107">print(“Hello, world\n” $ “2 + 2 = ” $ 2+2)</text:span><text:span text:style-name="T86">».</text:span></text:p>
      <text:p text:style-name="P54"/>
      <text:p text:style-name="P113"><text:span text:style-name="T86">В результате получим - «</text:span><text:span text:style-name="T107">Hello world</text:span><text:span text:style-name="T86">»</text:span></text:p>
      <text:p text:style-name="P113"><text:span text:style-name="T86"><text:tab/><text:tab/> <text:s text:c="7"/>«</text:span><text:span text:style-name="T107">2 + 2 = 4</text:span><text:span text:style-name="T86">».</text:span></text:p>
      <text:p text:style-name="P54"/>
      <text:p text:style-name="P113"><text:span text:style-name="T86">У некоторых возникнет вопрос — откуда появилась «</text:span><text:span text:style-name="T107">4</text:span><text:span text:style-name="T86">»,ведь мы писали «</text:span><text:span text:style-name="T107">2+2</text:span><text:span text:style-name="T86">»? Это операторы (математические).Они работают. само собой, только с числами. Их всего 4:</text:span></text:p>
      <text:p text:style-name="P54"/>
      <text:p text:style-name="P113"><text:span text:style-name="T86"><text:tab/>«</text:span><text:span text:style-name="T107">+</text:span><text:span text:style-name="T86">» - прибавить. <text:s/>Только с типами «</text:span><text:span text:style-name="T107">INT</text:span><text:span text:style-name="T86">» и «</text:span><text:span text:style-name="T107">FLOAT</text:span><text:span text:style-name="T86">».</text:span></text:p>
      <text:p text:style-name="P113"><text:span text:style-name="T86"><text:tab/>«-» - отнять. <text:s/>Только с типами «</text:span><text:span text:style-name="T107">INT</text:span><text:span text:style-name="T86">» и «</text:span><text:span text:style-name="T107">FLOAT</text:span><text:span text:style-name="T86">».</text:span></text:p>
      <text:p text:style-name="P113"><text:span text:style-name="T86"><text:tab/>«/» - делить. Только с типами «</text:span><text:span text:style-name="T107">INT</text:span><text:span text:style-name="T86">» и «</text:span><text:span text:style-name="T107">FLOAT</text:span><text:span text:style-name="T86">».</text:span></text:p>
      <text:p text:style-name="P115"><text:span text:style-name="T88"><text:tab/>«*» - умножить. Только с типами «</text:span><text:span text:style-name="T66">INT</text:span><text:span text:style-name="T88">» и «</text:span><text:span text:style-name="T66">FLOAT</text:span><text:span text:style-name="T88">».</text:span></text:p>
      <text:p text:style-name="P113"><text:span text:style-name="T86"><text:tab/>«%» - остаток при деление (например:</text:span><text:span text:style-name="T107"> 10 % 3 = 1 </text:span><text:span text:style-name="T86">).Только с типом «</text:span><text:span text:style-name="T107">INT</text:span><text:span text:style-name="T86">»</text:span></text:p>
      <text:p text:style-name="P54"/>
      <text:p text:style-name="P54">Хочется отойти от темы и рассказать про операторы присваивания (для переменных):</text:p>
      <text:p text:style-name="P54"/>
      <text:p text:style-name="P113"><text:span text:style-name="T86"><text:tab/>«</text:span><text:span text:style-name="T107">=</text:span><text:span text:style-name="T86">» - известный всеми оператор «равно».Во всех типах данных.</text:span></text:p>
      <text:p text:style-name="P54"/>
      <text:p text:style-name="P113"><text:span text:style-name="T86"><text:tab/>«</text:span><text:span text:style-name="T107">+=</text:span><text:span text:style-name="T86">» - «добавить что-то».Например:</text:span></text:p>
      <text:p text:style-name="P113"><text:span text:style-name="T86"><text:tab/><text:tab/>«</text:span><text:span text:style-name="T107">INT name = 5</text:span><text:span text:style-name="T86">»</text:span></text:p>
      <text:p text:style-name="P115"><text:span text:style-name="T88"><text:tab/><text:tab/>«</text:span><text:span text:style-name="T66">name += 10</text:span><text:span text:style-name="T88">» -</text:span><text:span text:style-name="T66"> </text:span><text:span text:style-name="T88">«</text:span><text:span text:style-name="T66">name</text:span><text:span text:style-name="T88">» теперь равен 1</text:span><text:span text:style-name="T66">5</text:span><text:span text:style-name="T88">.</text:span></text:p>
      <text:p text:style-name="P54"><text:tab/><text:tab/></text:p>
      <text:p text:style-name="P115"><text:span text:style-name="T88"><text:tab/><text:tab/>«</text:span><text:span text:style-name="T66">STR name = “Hello, ”</text:span><text:span text:style-name="T88">»</text:span></text:p>
      <text:p text:style-name="P115"><text:span text:style-name="T88"><text:tab/><text:tab/>«</text:span><text:span text:style-name="T66">name += “world!”</text:span><text:span text:style-name="T88">» <text:s/>-</text:span><text:span text:style-name="T66"> </text:span><text:span text:style-name="T88">«</text:span><text:span text:style-name="T66">name</text:span><text:span text:style-name="T88">» теперь равен </text:span><text:span text:style-name="T66">“Hello, world!”</text:span><text:span text:style-name="T88">.</text:span></text:p>
      <text:p text:style-name="P54"/>
      <text:p text:style-name="P115"><text:span text:style-name="T88"><text:tab/>«-</text:span><text:span text:style-name="T66">=</text:span><text:span text:style-name="T88">» - отнять от переменной </text:span><text:span text:style-name="T66">(</text:span><text:span text:style-name="T88">в «</text:span><text:span text:style-name="T66">STR</text:span><text:span text:style-name="T88">» не работает</text:span><text:span text:style-name="T66">).</text:span></text:p>
      <text:p text:style-name="P116"><text:span text:style-name="T66"><text:tab/></text:span><text:span text:style-name="T88">«/</text:span><text:span text:style-name="T66">=</text:span><text:span text:style-name="T88">» - поделить переменную </text:span><text:span text:style-name="T66">(</text:span><text:span text:style-name="T88">в «</text:span><text:span text:style-name="T66">STR</text:span><text:span text:style-name="T88">» не работает</text:span><text:span text:style-name="T66">).</text:span></text:p>
      <text:p text:style-name="P116"><text:span text:style-name="T88"><text:tab/>«*</text:span><text:span text:style-name="T66">=</text:span><text:span text:style-name="T88">» - умножить переменную </text:span><text:span text:style-name="T66">(</text:span><text:span text:style-name="T88">в «</text:span><text:span text:style-name="T66">STR</text:span><text:span text:style-name="T88">» не работает</text:span><text:span text:style-name="T66">).</text:span></text:p>
      <text:p text:style-name="P116"><text:span text:style-name="T66"><text:tab/></text:span><text:span text:style-name="T89">«%</text:span><text:span text:style-name="T67">=</text:span><text:span text:style-name="T89">» - остаток при деление переменной </text:span><text:span text:style-name="T66">(</text:span><text:span text:style-name="T88">в «</text:span><text:span text:style-name="T66">STR</text:span><text:span text:style-name="T88">» </text:span><text:span text:style-name="T89">и «</text:span><text:span text:style-name="T67">FLOAT</text:span><text:span text:style-name="T89">» </text:span><text:span text:style-name="T88">не работает</text:span><text:span text:style-name="T66">).</text:span></text:p>
      <text:p text:style-name="P88"/>
      <text:p text:style-name="P88"/>
      <text:p text:style-name="P88"/>
      <text:p text:style-name="P88"/>
      <text:p text:style-name="P110"><text:span text:style-name="T44">П</text:span><text:span text:style-name="T39">роверки «</text:span><text:span text:style-name="T48">if, else, elseif</text:span><text:span text:style-name="T39">»:</text:span></text:p>
      <text:p text:style-name="P30"/>
      <text:p text:style-name="P103"><text:span text:style-name="T40">В языке программирования </text:span><text:span text:style-name="T49">RedL </text:span><text:span text:style-name="T40">особые проверки с так называемым «сахаром».Проверки нужны ,само собой, чтобы проверить что-либо. Основная команда проверки «</text:span><text:span text:style-name="T49">if</text:span><text:span text:style-name="T40">».О их структуре позже. Например:</text:span></text:p>
      <text:p text:style-name="P55"><text:tab/></text:p>
      <text:p text:style-name="P103"><text:span text:style-name="T40"><text:tab/>«</text:span><text:span text:style-name="T49">STR name = “Hello, world!”</text:span><text:span text:style-name="T40">»</text:span></text:p>
      <text:p text:style-name="P103"><text:span text:style-name="T40"><text:tab/>«</text:span><text:span text:style-name="T49">if name == “Hello, world!”</text:span><text:span text:style-name="T40">» - условия и вызов проверки</text:span></text:p>
      <text:p text:style-name="P103"><text:span text:style-name="T40"><text:tab/>« <text:s text:c="7"/></text:span><text:span text:style-name="T49">print(“Yes!\n”)</text:span><text:span text:style-name="T40">» <text:s text:c="10"/>- код (если условие выполнено он сработает).</text:span></text:p>
      <text:p text:style-name="P103"><text:span text:style-name="T40"><text:tab/>«</text:span><text:span text:style-name="T49">end</text:span><text:span text:style-name="T40">» <text:s text:c="34"/>- конец выполнение кода (если условие выполнено).</text:span></text:p>
      <text:p text:style-name="P55"/>
      <text:p text:style-name="P117"><text:span text:style-name="T90">В результате мы получим - «</text:span><text:span text:style-name="T68">Yes!</text:span><text:span text:style-name="T90">».Давайте теперь подробнее.</text:span></text:p>
      <text:p text:style-name="P55"/>
      <text:p text:style-name="P55">-Значение/операторы проверок: </text:p>
      <text:p text:style-name="P117"><text:span text:style-name="T90"><text:tab/>«</text:span><text:span text:style-name="T68">==</text:span><text:span text:style-name="T90">» - равно (Важно именно 2 «</text:span><text:span text:style-name="T68">=</text:span><text:span text:style-name="T90">» ,а не 1!).</text:span></text:p>
      <text:p text:style-name="P117"><text:span text:style-name="T90"><text:tab/>«!</text:span><text:span text:style-name="T68">=</text:span><text:span text:style-name="T90">» - не равно.</text:span></text:p>
      <text:p text:style-name="P55"/>
      <text:p text:style-name="P117"><text:span text:style-name="T90"><text:tab/>«</text:span><text:span text:style-name="T68">&gt;</text:span><text:span text:style-name="T90">» - больше (только в «</text:span><text:span text:style-name="T68">INT</text:span><text:span text:style-name="T90">» и «</text:span><text:span text:style-name="T68">FLOAT</text:span><text:span text:style-name="T90">»).</text:span></text:p>
      <text:p text:style-name="P117"><text:soft-page-break/><text:span text:style-name="T90"><text:tab/>«</text:span><text:span text:style-name="T68">&lt;</text:span><text:span text:style-name="T90">» - меньше (только в «</text:span><text:span text:style-name="T68">INT</text:span><text:span text:style-name="T90">» и «</text:span><text:span text:style-name="T68">FLOAT</text:span><text:span text:style-name="T90">»).</text:span></text:p>
      <text:p text:style-name="P117"><text:span text:style-name="T90"><text:tab/>«</text:span><text:span text:style-name="T68">&gt;=</text:span><text:span text:style-name="T90">» - <text:s/>больше или равно (только в «</text:span><text:span text:style-name="T68">INT</text:span><text:span text:style-name="T90">» и «</text:span><text:span text:style-name="T68">FLOAT</text:span><text:span text:style-name="T90">»).</text:span></text:p>
      <text:p text:style-name="P117"><text:span text:style-name="T90"><text:tab/>«</text:span><text:span text:style-name="T68">&lt;=</text:span><text:span text:style-name="T90">» - <text:s/>меньше или равно (только в «</text:span><text:span text:style-name="T68">INT</text:span><text:span text:style-name="T90">» и «</text:span><text:span text:style-name="T68">FLOAT</text:span><text:span text:style-name="T90">»).</text:span></text:p>
      <text:p text:style-name="P117"><text:span text:style-name="T90"><text:tab/>«</text:span><text:span text:style-name="T69">or</text:span><text:span text:style-name="T90">» - </text:span><text:span text:style-name="T91">или.</text:span></text:p>
      <text:p text:style-name="P117"><text:span text:style-name="T91"><text:tab/>«</text:span><text:span text:style-name="T69">and</text:span><text:span text:style-name="T91">» </text:span><text:span text:style-name="T69">- </text:span><text:span text:style-name="T91">и.</text:span></text:p>
      <text:p text:style-name="P117"><text:span text:style-name="T90"><text:tab/>«</text:span><text:span text:style-name="T69">in</text:span><text:span text:style-name="T90">» - </text:span><text:span text:style-name="T91">содержания текста в …</text:span></text:p>
      <text:p text:style-name="P118"><text:span text:style-name="T91"><text:tab/></text:span><text:span text:style-name="T90">«!</text:span><text:span text:style-name="T69">in</text:span><text:span text:style-name="T90">» - <text:s/></text:span><text:span text:style-name="T91">содержания текста </text:span><text:span text:style-name="T69">c </text:span><text:span text:style-name="T91">учётом слов содержащих искомый текст.</text:span></text:p>
      <text:p text:style-name="P55"/>
      <text:p text:style-name="P55"/>
      <text:p text:style-name="P55"/>
      <text:p text:style-name="P55"/>
      <text:p text:style-name="P55">-Структура проверок:</text:p>
      <text:p text:style-name="P55"/>
      <text:p text:style-name="P104"><text:span text:style-name="T40"><text:tab/></text:span><text:span text:style-name="T50">1)</text:span><text:span text:style-name="T40">«</text:span><text:span text:style-name="T49">STR name = “Hello, world!”</text:span><text:span text:style-name="T40">»</text:span></text:p>
      <text:p text:style-name="P104"><text:span text:style-name="T40"><text:tab/> <text:s text:c="2"/>«</text:span><text:span text:style-name="T49">if name == “Hello, world!”</text:span><text:span text:style-name="T40">»</text:span></text:p>
      <text:p text:style-name="P104"><text:span text:style-name="T40"><text:tab/> <text:s text:c="2"/>« <text:s text:c="7"/></text:span><text:span text:style-name="T49">print(“Yes!\n”)</text:span><text:span text:style-name="T40">» <text:s text:c="9"/></text:span></text:p>
      <text:p text:style-name="P104"><text:span text:style-name="T40"><text:tab/> <text:s text:c="2"/>«</text:span><text:span text:style-name="T49">end</text:span><text:span text:style-name="T40">»</text:span></text:p>
      <text:p text:style-name="P56"><text:tab/></text:p>
      <text:p text:style-name="P56"><text:tab/></text:p>
      <text:p text:style-name="P56"/>
      <text:p text:style-name="P104"><text:span text:style-name="T50"><text:tab/>2)</text:span><text:span text:style-name="T40">«</text:span><text:span text:style-name="T49">STR name = “Hello, world!” </text:span><text:span text:style-name="T50">$ </text:span><text:span text:style-name="T49">print(“Yes!\n”)</text:span><text:span text:style-name="T40">» - </text:span><text:span text:style-name="T41">Если условие выполнено, то выполнит </text:span><text:span text:style-name="T38">1</text:span><text:span text:style-name="T110"> команду.</text:span></text:p>
      <text:p text:style-name="P7"><text:tab/></text:p>
      <text:p text:style-name="P7"><text:tab/></text:p>
      <text:p text:style-name="P104"><text:span text:style-name="T111"><text:tab/>3)</text:span><text:span text:style-name="T40">«</text:span><text:span text:style-name="T49">STR name = “Hello, world!”</text:span><text:span text:style-name="T40">»</text:span></text:p>
      <text:p text:style-name="P104"><text:span text:style-name="T40"><text:tab/> <text:s text:c="2"/>«</text:span><text:span text:style-name="T49">if name == “Hello, world!”</text:span><text:span text:style-name="T40">»</text:span></text:p>
      <text:p text:style-name="P104"><text:span text:style-name="T40"><text:tab/> <text:s text:c="2"/>« <text:s text:c="7"/></text:span><text:span text:style-name="T49">print(“Yes!\n”)</text:span><text:span text:style-name="T40">» <text:s text:c="4"/></text:span></text:p>
      <text:p text:style-name="P56"><text:s text:c="5"/></text:p>
      <text:p text:style-name="P104"><text:span text:style-name="T40"><text:tab/> <text:s text:c="2"/>«</text:span><text:span text:style-name="T49">e</text:span><text:span text:style-name="T50">lse</text:span><text:span text:style-name="T40">» - </text:span><text:span text:style-name="T41">иначе</text:span></text:p>
      <text:p text:style-name="P58"/>
      <text:p text:style-name="P104"><text:span text:style-name="T111"><text:tab/> <text:s text:c="2"/></text:span><text:span text:style-name="T40">«</text:span><text:span text:style-name="T50"> <text:s text:c="7"/>print(“No!\n”)</text:span><text:span text:style-name="T40">»</text:span></text:p>
      <text:p text:style-name="P104"><text:span text:style-name="T111"><text:tab/> <text:s text:c="2"/></text:span><text:span text:style-name="T40">«</text:span><text:span text:style-name="T49">e</text:span><text:span text:style-name="T50">nd</text:span><text:span text:style-name="T40">»</text:span><text:span text:style-name="T111"> <text:s text:c="19"/></text:span></text:p>
      <text:p text:style-name="P56"><text:tab/></text:p>
      <text:p text:style-name="P56"><text:tab/></text:p>
      <text:p text:style-name="P118"><text:span text:style-name="T90"><text:tab/></text:span><text:span text:style-name="T69">4)</text:span><text:span text:style-name="T90">«</text:span><text:span text:style-name="T68">STR name = “Hello, world!”</text:span><text:span text:style-name="T90">»</text:span></text:p>
      <text:p text:style-name="P104"><text:span text:style-name="T40"><text:tab/> <text:s/>«</text:span><text:span text:style-name="T49">if name == “Hello, world!”</text:span><text:span text:style-name="T40">»</text:span></text:p>
      <text:p text:style-name="P104"><text:span text:style-name="T40"><text:tab/> <text:s/>« <text:s text:c="7"/></text:span><text:span text:style-name="T49">print(“Yes!\n”)</text:span><text:span text:style-name="T40">» <text:s text:c="4"/></text:span></text:p>
      <text:p text:style-name="P56"><text:s text:c="5"/></text:p>
      <text:p text:style-name="P104"><text:span text:style-name="T40"><text:tab/> <text:s/>«</text:span><text:span text:style-name="T49">e</text:span><text:span text:style-name="T50">lseif </text:span><text:span text:style-name="T49">name </text:span><text:span text:style-name="T50">== “TEST”</text:span><text:span text:style-name="T40">» - </text:span><text:span text:style-name="T41">иначе если...</text:span></text:p>
      <text:p text:style-name="P58"/>
      <text:p text:style-name="P104"><text:span text:style-name="T111"><text:tab/> <text:s/></text:span><text:span text:style-name="T40">«</text:span><text:span text:style-name="T50"> <text:s text:c="7"/>print(“No!\n”)</text:span><text:span text:style-name="T40">»</text:span></text:p>
      <text:p text:style-name="P104"><text:span text:style-name="T111"><text:tab/> <text:s/></text:span><text:span text:style-name="T50">«end»</text:span><text:span text:style-name="T111"> <text:s text:c="2"/></text:span></text:p>
      <text:p text:style-name="P7"/>
      <text:p text:style-name="P7"/>
      <text:p text:style-name="P105"><text:span text:style-name="T109">Ранее я упоминал о «сахарном» синтаксисе проверок.</text:span><text:span text:style-name="T40"> Вот пара примеров:</text:span></text:p>
      <text:p text:style-name="P58"><text:tab/></text:p>
      <text:p text:style-name="P105"><text:span text:style-name="T42"><text:tab/></text:span><text:span text:style-name="T52">1)</text:span><text:span text:style-name="T42">«</text:span><text:span text:style-name="T51">STR name = “Hello, world!”</text:span><text:span text:style-name="T42">»</text:span></text:p>
      <text:p text:style-name="P105"><text:span text:style-name="T42"><text:tab/>«</text:span><text:span text:style-name="T49">if name == “Hello, world!” and :== “</text:span><text:span text:style-name="T52">TEST</text:span><text:span text:style-name="T49">” </text:span><text:span text:style-name="T52">$ print(“unreal!\n”)</text:span><text:span text:style-name="T42">»</text:span></text:p>
      <text:p text:style-name="P56"/>
      <text:p text:style-name="P106"><text:span text:style-name="T42"><text:tab/></text:span><text:span text:style-name="T52">2)</text:span><text:span text:style-name="T42">«</text:span><text:span text:style-name="T51">STR name = “Hello, world!”</text:span><text:span text:style-name="T42">»</text:span></text:p>
      <text:p text:style-name="P106"><text:span text:style-name="T42"><text:tab/>«</text:span><text:span text:style-name="T51">if “</text:span><text:span text:style-name="T52">world” in name <text:s/>or “ello” in: $ print(“real!\n”)</text:span><text:span text:style-name="T42">»</text:span></text:p>
      <text:p text:style-name="P57"/>
      <text:p text:style-name="P106"><text:span text:style-name="T42"><text:tab/></text:span><text:span text:style-name="T52">3)</text:span><text:span text:style-name="T42">«</text:span><text:span text:style-name="T51">STR name = “Hello, world!”</text:span><text:span text:style-name="T42">»</text:span></text:p>
      <text:p text:style-name="P106"><text:span text:style-name="T51"><text:tab/>«if “</text:span><text:span text:style-name="T52">world” !in name <text:s/>or “ello” !in: $ print(“unreal!\n”)</text:span><text:span text:style-name="T51">»</text:span></text:p>
      <text:p text:style-name="P35"/>
      <text:p text:style-name="P35"/>
      <text:p text:style-name="P33"/>
      <text:p text:style-name="P111"><text:span text:style-name="T45">Ц</text:span><text:span text:style-name="T39">иклы:</text:span></text:p>
      <text:p text:style-name="P19"/>
      <text:p text:style-name="P98"><text:span text:style-name="T39">В отличие от других языков программирования ,циклы в </text:span><text:span text:style-name="T48">RedL </text:span><text:span text:style-name="T39">выполняются одной командой - «</text:span><text:span text:style-name="T48">cycle</text:span><text:span text:style-name="T39">».Примеры:</text:span></text:p>
      <text:p text:style-name="P59"/>
      <text:p text:style-name="P98"><text:span text:style-name="T39"><text:tab/></text:span><text:span text:style-name="T48">1)</text:span><text:span text:style-name="T39">«</text:span><text:span text:style-name="T48">INT name = 0</text:span><text:span text:style-name="T39">»</text:span></text:p>
      <text:p text:style-name="P98"><text:span text:style-name="T39"><text:tab/>«</text:span><text:span text:style-name="T48">cycle name&lt;=20</text:span><text:span text:style-name="T39">» - условие цикла</text:span></text:p>
      <text:p text:style-name="P98"><text:span text:style-name="T39"><text:tab/>« <text:s text:c="5"/></text:span><text:span text:style-name="T48">print(name)</text:span><text:span text:style-name="T39">»</text:span></text:p>
      <text:p text:style-name="P98"><text:span text:style-name="T39"><text:tab/>« <text:s text:c="5"/></text:span><text:span text:style-name="T48">name++</text:span><text:span text:style-name="T39">»</text:span></text:p>
      <text:p text:style-name="P98"><text:span text:style-name="T39"><text:tab/>«</text:span><text:span text:style-name="T48">end</text:span><text:span text:style-name="T39">»</text:span></text:p>
      <text:p text:style-name="P59"/>
      <text:p text:style-name="P98"><text:span text:style-name="T39"><text:tab/></text:span><text:span text:style-name="T48">2)</text:span><text:span text:style-name="T39">«</text:span><text:span text:style-name="T48">INT name = 0</text:span><text:span text:style-name="T39">»</text:span></text:p>
      <text:p text:style-name="P98"><text:span text:style-name="T39"><text:tab/>«</text:span><text:span text:style-name="T48">cycle name&lt;=20 or :&lt; 21</text:span><text:span text:style-name="T39">» - условие цикла</text:span></text:p>
      <text:p text:style-name="P98"><text:span text:style-name="T39"><text:tab/>« <text:s text:c="5"/></text:span><text:span text:style-name="T48">print(name)</text:span><text:span text:style-name="T39">»</text:span></text:p>
      <text:p text:style-name="P98"><text:span text:style-name="T39"><text:tab/>« <text:s text:c="5"/></text:span><text:span text:style-name="T48">name++</text:span><text:span text:style-name="T39">»</text:span></text:p>
      <text:p text:style-name="P98"><text:span text:style-name="T39"><text:tab/>«</text:span><text:span text:style-name="T48">end</text:span><text:span text:style-name="T39">»</text:span></text:p>
      <text:p text:style-name="P59"/>
      <text:p text:style-name="P98"><text:span text:style-name="T39">Как вы поняли условия «</text:span><text:span text:style-name="T48">cycle</text:span><text:span text:style-name="T39">» идентичны условиям команды «</text:span><text:span text:style-name="T48">if</text:span><text:span text:style-name="T39">».Но что такое - «</text:span><text:span text:style-name="T48">name++</text:span><text:span text:style-name="T39">»? Это инкремент (т.е. прибавить переменную на 1 ),но не единственное ,что о них нужно знать. Примеры:</text:span></text:p>
      <text:p text:style-name="P98"><text:span text:style-name="T39"><text:tab/>«</text:span><text:span text:style-name="T48">name++</text:span><text:span text:style-name="T39">» - инкремент «не важный»</text:span></text:p>
      <text:p text:style-name="P98"><text:soft-page-break/><text:span text:style-name="T39"><text:tab/>«++</text:span><text:span text:style-name="T48">name</text:span><text:span text:style-name="T39">» - инкремент «важный» выполняется в любом случае и идёт в приоритете.</text:span></text:p>
      <text:p text:style-name="P59"/>
      <text:p text:style-name="P98"><text:span text:style-name="T39"><text:tab/>«</text:span><text:span text:style-name="T48">name--</text:span><text:span text:style-name="T39">» - декремент «не важный»</text:span></text:p>
      <text:p text:style-name="P99"><text:span text:style-name="T39"><text:tab/>«</text:span><text:span text:style-name="T54">--</text:span><text:span text:style-name="T48">name</text:span><text:span text:style-name="T39">» - декремент «важный» выполняется в любом случае и идёт в приоритете.</text:span></text:p>
      <text:p text:style-name="P60"/>
      <text:p text:style-name="P61">Что будет, если их не делать? Очень просто — цикл будет бесконечен.</text:p>
      <text:p text:style-name="P60"/>
      <text:p text:style-name="P66">-Команды для «<text:span text:style-name="T24">cycle</text:span>»:</text:p>
      <text:p text:style-name="P66"><text:tab/>«<text:span text:style-name="T24">break</text:span>» - остановить цикл.</text:p>
      <text:p text:style-name="P66"><text:tab/>«<text:span text:style-name="T24">skip</text:span>» - пропустить шаг цикла.</text:p>
      <text:p text:style-name="P66"/>
      <text:p text:style-name="P60"/>
      <text:p text:style-name="P60"/>
      <text:p text:style-name="P60"/>
      <text:p text:style-name="P20">Функции:</text:p>
      <text:p text:style-name="P20"/>
      <text:p text:style-name="P63">Что такое функции? Это с одной стороны — способ сделать из множеств команд сделать одну, с другой — создание своей команды. Эти две стороны не взаимоисключаемы.Примеры:</text:p>
      <text:p text:style-name="P63"/>
      <text:p text:style-name="P63"><text:tab/><text:span text:style-name="T24">1)</text:span>«<text:span text:style-name="T24">FUNCTION test()</text:span>»</text:p>
      <text:p text:style-name="P63"><text:tab/>« <text:s text:c="12"/><text:span text:style-name="T24">print(“Hello, world!\n”)</text:span>»</text:p>
      <text:p text:style-name="P63"><text:tab/>«<text:span text:style-name="T24">END</text:span>» - важно именно «<text:span text:style-name="T24">END</text:span>», а не «<text:span text:style-name="T24">end</text:span>»!</text:p>
      <text:p text:style-name="P63"/>
      <text:p text:style-name="P63"><text:tab/>«<text:span text:style-name="T24">test()</text:span>» - вызов нашей функции</text:p>
      <text:p text:style-name="P63"><text:tab/></text:p>
      <text:p text:style-name="P89">________________________________</text:p>
      <text:p text:style-name="P89"/>
      <text:p text:style-name="P63"><text:tab/><text:span text:style-name="T24">2)</text:span>«<text:span text:style-name="T24">FUNCTION test(INT x)</text:span>»</text:p>
      <text:p text:style-name="P63"><text:tab/>« <text:s text:c="12"/><text:span text:style-name="T24">print(“Hello, world!\n” $ x)</text:span>»</text:p>
      <text:p text:style-name="P63"><text:tab/>«<text:span text:style-name="T24">END</text:span>» - важно именно «<text:span text:style-name="T24">END</text:span>», а не «<text:span text:style-name="T24">end</text:span>»!</text:p>
      <text:p text:style-name="P63"/>
      <text:p text:style-name="P63"><text:tab/>«<text:span text:style-name="T24">INT name = 25</text:span>»</text:p>
      <text:p text:style-name="P63"><text:span text:style-name="T24"><text:tab/>«test(name)» - вызов нашей функции </text:span>с учётом аргумента «<text:span text:style-name="T24">INT x</text:span>»</text:p>
      <text:p text:style-name="P63"/>
      <text:p text:style-name="P63">-Типы функций и «<text:span text:style-name="T24">return</text:span>»:</text:p>
      <text:p text:style-name="P63"/>
      <text:p text:style-name="P63"><text:tab/>«<text:span text:style-name="T24">FUNCTION test(INT name) INT</text:span>» - тип функции <text:span text:style-name="T24">INT, </text:span>соответственно функция должна вернуть любое число.</text:p>
      <text:p text:style-name="P63"><text:tab/>« <text:s text:c="8"/><text:span text:style-name="T24">if name == 5 </text:span>»</text:p>
      <text:p text:style-name="P63"><text:tab/>« <text:s text:c="15"/><text:span text:style-name="T24">return 1</text:span>» - возвращаем «<text:span text:style-name="T24">1</text:span>»</text:p>
      <text:p text:style-name="P63"><text:tab/>« <text:s text:c="8"/><text:span text:style-name="T24">else</text:span>»</text:p>
      <text:p text:style-name="P63"><text:tab/>« <text:s text:c="15"/><text:span text:style-name="T24">return 0</text:span>» - возвращаем «<text:span text:style-name="T24">0</text:span>»</text:p>
      <text:p text:style-name="P63"><text:tab/>« <text:s text:c="8"/><text:span text:style-name="T24">end</text:span>»</text:p>
      <text:p text:style-name="P63"><text:tab/>«<text:span text:style-name="T24">END</text:span>»</text:p>
      <text:p text:style-name="P61"/>
      <text:p text:style-name="P62">-»<text:span text:style-name="T28">C++</text:span>» <text:span text:style-name="T124">вставки в функциях и подключение библиотек «</text:span><text:span text:style-name="T28">C++</text:span><text:span text:style-name="T124">»:</text:span></text:p>
      <text:p text:style-name="P90"><text:s/></text:p>
      <text:p text:style-name="P90"><text:tab/></text:p>
      <text:p text:style-name="P62"><text:span text:style-name="T28"><text:tab/></text:span><text:span text:style-name="T123">«</text:span><text:span text:style-name="T28">cpplib</text:span><text:span text:style-name="T29">(“</text:span><text:span text:style-name="T28">iostream</text:span><text:span text:style-name="T29">”)</text:span><text:span text:style-name="T123">» - только в библиотеке </text:span></text:p>
      <text:p text:style-name="P62"><text:span text:style-name="T29"><text:tab/></text:span><text:span text:style-name="T123">«</text:span><text:span text:style-name="T29">FUNCTION test()</text:span><text:span text:style-name="T123">»</text:span></text:p>
      <text:p text:style-name="P119"><text:span text:style-name="T92"><text:tab/>« <text:s text:c="12"/></text:span><text:span text:style-name="T71">c</text:span><text:span text:style-name="T70">pp(“cout &lt;&lt; \“Hello, world!\” &lt;&lt; endl;”)</text:span><text:span text:style-name="T92">» - </text:span><text:span text:style-name="T93">только внутри функции библиотеки</text:span></text:p>
      <text:p text:style-name="P90"><text:tab/>«END»</text:p>
      <text:p text:style-name="P64"/>
      <text:p text:style-name="P64"><text:span text:style-name="T24">-</text:span>Расположение папки с библиотеками и их подключение:</text:p>
      <text:p text:style-name="P64"/>
      <text:p text:style-name="P64"><text:tab/><text:span text:style-name="T24">1)</text:span>Каталог: «../<text:span text:style-name="T24">redl/library</text:span>».</text:p>
      <text:p text:style-name="P90"/>
      <text:p text:style-name="P64"><text:span text:style-name="T24"><text:tab/>2)</text:span>Подключение библиотеки: «<text:span text:style-name="T24">library(“</text:span>название файла библиотеки<text:span text:style-name="T24">”)</text:span>».</text:p>
      <text:p text:style-name="P64"/>
      <text:p text:style-name="P64"><text:tab/><text:span text:style-name="T24">3</text:span>Подключение любых файлов <text:span text:style-name="T24">RedL </text:span>с кодом: «import<text:span text:style-name="T24">(“</text:span>путь и название файла с кодом и расширением .<text:span text:style-name="T24">rlf”)</text:span>».</text:p>
      <text:p text:style-name="P68"/>
      <text:p text:style-name="P21"/>
      <text:p text:style-name="P21"/>
      <text:p text:style-name="P21"/>
      <text:p text:style-name="P21"/>
      <text:p text:style-name="P22">Аргументы в своей программе:</text:p>
      <text:p text:style-name="P69"/>
      <text:p text:style-name="P65">Для создание аргументов в свое программе необходимо использовать две переменные — «argc» и «argv».</text:p>
      <text:p text:style-name="P120"><text:span text:style-name="T93">Гд</text:span><text:span text:style-name="T94">е «</text:span><text:span text:style-name="T72">argc</text:span><text:span text:style-name="T94">» - количество </text:span><text:span text:style-name="T93">аргументов, </text:span><text:span text:style-name="T94">а </text:span><text:span text:style-name="T93">«argv» - </text:span><text:span text:style-name="T94">массив из этих аргументов. Пример:</text:span></text:p>
      <text:p text:style-name="P120"><text:span text:style-name="T94"><text:tab/>«</text:span><text:span text:style-name="T72">STR name = “hello”</text:span><text:span text:style-name="T94">»</text:span></text:p>
      <text:p text:style-name="P120"><text:span text:style-name="T94"><text:tab/>«</text:span><text:span text:style-name="T72">if argc &gt; 2</text:span><text:span text:style-name="T94">»</text:span></text:p>
      <text:p text:style-name="P120"><text:span text:style-name="T94"><text:tab/>« <text:s text:c="3"/></text:span><text:span text:style-name="T72">if argv[1] == name</text:span><text:span text:style-name="T94">»</text:span></text:p>
      <text:p text:style-name="P120"><text:span text:style-name="T94"><text:tab/>« <text:s text:c="9"/></text:span><text:span text:style-name="T72">print(“Hello, world!”)</text:span><text:span text:style-name="T94">»</text:span></text:p>
      <text:p text:style-name="P120"><text:span text:style-name="T94"><text:tab/>« <text:s text:c="3"/></text:span><text:span text:style-name="T72">end</text:span><text:span text:style-name="T94">»</text:span></text:p>
      <text:p text:style-name="P120"><text:span text:style-name="T94"><text:tab/>«</text:span><text:span text:style-name="T72">end</text:span><text:span text:style-name="T94">»</text:span></text:p>
      <text:p text:style-name="P69"/>
      <text:p text:style-name="P121"><text:soft-page-break/><text:span text:style-name="T86">Теперь если мы скомпилируем программу и через командную строку запустим нашу программу с аргументом «</text:span><text:span text:style-name="T64">hello</text:span><text:span text:style-name="T86">» ,то у программы выведет «</text:span><text:span text:style-name="T64">Hello, world!</text:span><text:span text:style-name="T86">».</text:span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25">Повседневные команды:</text:p>
      <text:p text:style-name="P71"/>
      <text:p text:style-name="P71">-Список:</text:p>
      <text:p text:style-name="P71"/>
      <text:p text:style-name="P71"><text:span text:style-name="T24"><text:tab/>1) </text:span><text:span text:style-name="T126">«</text:span><text:span text:style-name="T24">input(name)</text:span><text:span text:style-name="T126">»</text:span><text:span text:style-name="T24"> – </text:span>команда позволяет разработчика спросить (о чём либо) у пользователя.»<text:span text:style-name="T24">name</text:span>» - переменная (любой тип данных).</text:p>
      <text:p text:style-name="P91"><text:tab/></text:p>
      <text:p text:style-name="P71"><text:span text:style-name="T24"><text:tab/>2) </text:span><text:span text:style-name="T126">«</text:span><text:span text:style-name="T24">console(“echo Hello, world!” $ 123)</text:span><text:span text:style-name="T126">»</text:span><text:span text:style-name="T24"> – </text:span>написать команду в <text:span text:style-name="T24">BASH </text:span>или в <text:span text:style-name="T24">CMD. </text:span>Идентична по структуре с командой «<text:span text:style-name="T24">print</text:span>».</text:p>
      <text:p text:style-name="P71"/>
      <text:p text:style-name="P71"><text:span text:style-name="T24"><text:tab/>3) </text:span><text:span text:style-name="T126">«</text:span><text:span text:style-name="T24">col(name)</text:span><text:span text:style-name="T126">» - </text:span>оставляет после себя число (количество ячеек в <text:span text:style-name="T114">массиве</text:span>).Работает только с <text:span text:style-name="T125">массивами</text:span><text:span text:style-name="T24">.</text:span></text:p>
      <text:p text:style-name="P91"/>
      <text:p text:style-name="P124"><text:span text:style-name="T77"><text:tab/>4) </text:span><text:span text:style-name="T94">«</text:span><text:span text:style-name="T77">len(name)</text:span><text:span text:style-name="T94">» - </text:span><text:span text:style-name="T98">оставляет после себя число (длину строки).Работает только с типом «</text:span><text:span text:style-name="T77">STR</text:span><text:span text:style-name="T98">» или его массив с указанной ячейкой.</text:span></text:p>
      <text:p text:style-name="P71"><text:tab/></text:p>
      <text:p text:style-name="P69"/>
      <text:p text:style-name="P69"/>
      <text:p text:style-name="P69"/>
      <text:p text:style-name="P69"/>
      <text:p text:style-name="P69"/>
      <text:p text:style-name="P26">Нынешние библиотеки в <text:span text:style-name="T24">RedL:</text:span></text:p>
      <text:p text:style-name="P92"/>
      <text:p text:style-name="P72">На данный момент (при создании данной документации) их всего 2:</text:p>
      <text:p text:style-name="P72"><text:tab/></text:p>
      <text:p text:style-name="P125"><text:span text:style-name="T99"><text:tab/></text:span><text:span text:style-name="T78">1) </text:span><text:span text:style-name="T95">«</text:span><text:span text:style-name="T73">f</text:span><text:span text:style-name="T78">iles.rlf</text:span><text:span text:style-name="T95">» - </text:span><text:span text:style-name="T99">библиотека для работы с файлами.</text:span></text:p>
      <text:p text:style-name="P125"><text:span text:style-name="T95"><text:tab/></text:span><text:span text:style-name="T78">2) </text:span><text:span text:style-name="T95">«</text:span><text:span text:style-name="T73">f</text:span><text:span text:style-name="T78">ormat</text:span><text:span text:style-name="T73">.rlf</text:span><text:span text:style-name="T95">» - </text:span><text:span text:style-name="T99">библиотека для вспомогательного упрощения работы со строками.</text:span></text:p>
      <text:p text:style-name="P69"/>
      <text:p text:style-name="P69"/>
      <text:p text:style-name="P24"/>
      <text:p text:style-name="P24"/>
      <text:p text:style-name="P26">Библиотека «<text:span text:style-name="T24">files.rlf</text:span>»:</text:p>
      <text:p text:style-name="P72"/>
      <text:p text:style-name="P72">-Перечень функций:</text:p>
      <text:p text:style-name="P72"/>
      <text:p text:style-name="P127"><text:span text:style-name="T99"><text:tab/></text:span><text:span text:style-name="T78">1) </text:span><text:span text:style-name="T95">«</text:span><text:span text:style-name="T78">filestr(name)</text:span><text:span text:style-name="T95">» - </text:span><text:span text:style-name="T99">О</text:span><text:span text:style-name="T95">ставляет после себя число (</text:span><text:span text:style-name="T99">количество строк в файле</text:span><text:span text:style-name="T95">).»</text:span><text:span text:style-name="T78">name</text:span><text:span text:style-name="T95">» - </text:span><text:span text:style-name="T99">название файла</text:span><text:span text:style-name="T82">(</text:span><text:span text:style-name="T103">переменная</text:span><text:span text:style-name="T82">)</text:span><text:span text:style-name="T99">.</text:span></text:p>
      <text:p text:style-name="P127"><text:span text:style-name="T78"><text:tab/>2) </text:span><text:span text:style-name="T95">«</text:span><text:span text:style-name="T78">readfile(file , array)</text:span><text:span text:style-name="T95">» - </text:span><text:span text:style-name="T99">Чтение файла и запись каждой строки в массив(</text:span><text:span text:style-name="T78">array</text:span><text:span text:style-name="T99">).»</text:span><text:span text:style-name="T78">file</text:span><text:span text:style-name="T99">» - <text:s/>название файла</text:span><text:span text:style-name="T82">(</text:span><text:span text:style-name="T103">переменная</text:span><text:span text:style-name="T82">) </text:span><text:span text:style-name="T99">, «</text:span><text:span text:style-name="T78">array</text:span><text:span text:style-name="T99">» - массив в который будет записан весь файл</text:span><text:span text:style-name="T78">(</text:span><text:span text:style-name="T99">тип только «STR[…]…»</text:span><text:span text:style-name="T78">)</text:span><text:span text:style-name="T99">.</text:span></text:p>
      <text:p text:style-name="P127"><text:span text:style-name="T99"><text:tab/></text:span><text:span text:style-name="T78">3) </text:span><text:span text:style-name="T99">«</text:span><text:span text:style-name="T78">readstr(file,3,var)</text:span><text:span text:style-name="T99">» - Прочитать определённую строку (здесь это «3») файла. »</text:span><text:span text:style-name="T78">file</text:span><text:span text:style-name="T99">» - <text:s/>название файла</text:span><text:span text:style-name="T82">(</text:span><text:span text:style-name="T103">переменная</text:span><text:span text:style-name="T82">)</text:span><text:span text:style-name="T99">, «</text:span><text:span text:style-name="T78">v</text:span><text:span text:style-name="T79">ar</text:span><text:span text:style-name="T99">» - </text:span><text:span text:style-name="T100">переменная «</text:span><text:span text:style-name="T79">STR</text:span><text:span text:style-name="T100">».</text:span></text:p>
      <text:p text:style-name="P126"><text:span text:style-name="T100"><text:tab/></text:span><text:span text:style-name="T79">4) </text:span><text:span text:style-name="T100">«fprintstr</text:span><text:span text:style-name="T79">(file,3)</text:span><text:span text:style-name="T100">» - Вывести строку </text:span><text:span text:style-name="T99">(здесь это «3»)</text:span><text:span text:style-name="T100">. </text:span><text:span text:style-name="T99">»</text:span><text:span text:style-name="T78">file</text:span><text:span text:style-name="T99">» - название файла</text:span><text:span text:style-name="T82">(</text:span><text:span text:style-name="T103">переменная</text:span><text:span text:style-name="T82">)</text:span><text:span text:style-name="T100">.</text:span></text:p>
      <text:p text:style-name="P127"><text:span text:style-name="T100"><text:tab/></text:span><text:span text:style-name="T79">5) </text:span><text:span text:style-name="T100">«fprint</text:span><text:span text:style-name="T79">(file)</text:span><text:span text:style-name="T100">» - Вывести весь файл. </text:span><text:span text:style-name="T99">»</text:span><text:span text:style-name="T78">file</text:span><text:span text:style-name="T99">» - название файла</text:span><text:span text:style-name="T82">(</text:span><text:span text:style-name="T103">переменная</text:span><text:span text:style-name="T82">)</text:span><text:span text:style-name="T100">.</text:span></text:p>
      <text:p text:style-name="P75"/>
      <text:p text:style-name="P69">___________________________________</text:p>
      <text:p text:style-name="P69"/>
      <text:p text:style-name="P127"><text:span text:style-name="T80"><text:tab/>6) </text:span><text:span text:style-name="T100">«</text:span><text:span text:style-name="T80">outfile(file,”text”)</text:span><text:span text:style-name="T100">» - Напечатать т</text:span><text:span text:style-name="T101">екст</text:span><text:span text:style-name="T79"> </text:span><text:span text:style-name="T80">(“text”)</text:span><text:span text:style-name="T101"> в файл «</text:span><text:span text:style-name="T80">file</text:span><text:span text:style-name="T101">»</text:span><text:span text:style-name="T82">(</text:span><text:span text:style-name="T103">переменная</text:span><text:span text:style-name="T82">)</text:span><text:span text:style-name="T101">.</text:span></text:p>
      <text:p text:style-name="P127"><text:span text:style-name="T101"><text:tab/></text:span><text:span text:style-name="T80">7) </text:span><text:span text:style-name="T100">«</text:span><text:span text:style-name="T80">outfilestr(file,5,”text”)</text:span><text:span text:style-name="T100">» - Напечатать т</text:span><text:span text:style-name="T101">екст</text:span><text:span text:style-name="T79"> </text:span><text:span text:style-name="T80">(“text”)</text:span><text:span text:style-name="T101"> в файл «</text:span><text:span text:style-name="T80">file</text:span><text:span text:style-name="T101">»</text:span><text:span text:style-name="T82">(</text:span><text:span text:style-name="T103">переменная</text:span><text:span text:style-name="T82">)</text:span><text:span text:style-name="T101"> на 5-ю сточку.</text:span></text:p>
      <text:p text:style-name="P127"><text:span text:style-name="T101"><text:tab/></text:span><text:span text:style-name="T80">8) </text:span><text:span text:style-name="T101">«outfileend</text:span><text:span text:style-name="T80">(file,”text”)</text:span><text:span text:style-name="T101">» - </text:span><text:span text:style-name="T100">Напечатать т</text:span><text:span text:style-name="T101">екст</text:span><text:span text:style-name="T79"> </text:span><text:span text:style-name="T80">(“text”)</text:span><text:span text:style-name="T101"> в конец файла «</text:span><text:span text:style-name="T80">file</text:span><text:span text:style-name="T101">»</text:span><text:span text:style-name="T82">(</text:span><text:span text:style-name="T103">переменная</text:span><text:span text:style-name="T82">)</text:span></text:p>
      <text:p text:style-name="P127"><text:span text:style-name="T94"><text:tab/></text:span><text:span text:style-name="T81">9) </text:span><text:span text:style-name="T101">«</text:span><text:span text:style-name="T81">outfilestart(file,”text”)</text:span><text:span text:style-name="T101">» - Напечатать текст</text:span><text:span text:style-name="T79"> </text:span><text:span text:style-name="T80">(“text”)</text:span><text:span text:style-name="T101"> в н</text:span><text:span text:style-name="T102">ачало</text:span><text:span text:style-name="T101"> файла «</text:span><text:span text:style-name="T80">file</text:span><text:span text:style-name="T101">»</text:span><text:span text:style-name="T82">(</text:span><text:span text:style-name="T103">переменная</text:span><text:span text:style-name="T82">)</text:span><text:span text:style-name="T101">.</text:span></text:p>
      <text:p text:style-name="P69"/>
      <text:p text:style-name="P73">Пример программы с этой библиотекой:</text:p>
      <text:p text:style-name="P73"/>
      <text:p text:style-name="P73"><text:tab/>«<text:span text:style-name="T30">library("files.rlf")</text:span>»</text:p>
      <text:p text:style-name="P73"><text:tab/>«STR[filestr("123.txt")] x»</text:p>
      <text:p text:style-name="P73"><text:tab/>«readfile("123.txt", x)»</text:p>
      <text:p text:style-name="P73"><text:tab/>«INT z = 0»</text:p>
      <text:p text:style-name="P73"><text:tab/>«cycle z &lt; col(x)»</text:p>
      <text:p text:style-name="P73"><text:tab/>«<text:tab/>print(x[z] $ "\n")»</text:p>
      <text:p text:style-name="P73"><text:tab/>«<text:tab/>z++»</text:p>
      <text:p text:style-name="P73"><text:tab/>«end»</text:p>
      <text:p text:style-name="P69"/>
      <text:p text:style-name="P69"/>
      <text:p text:style-name="P69"/>
      <text:p text:style-name="P27">Библиотека «<text:span text:style-name="T24">format.rlf</text:span>»:</text:p>
      <text:p text:style-name="P27"/>
      <text:p text:style-name="P73">-Перечень функций:</text:p>
      <text:p text:style-name="P73"/>
      <text:p text:style-name="P74"><text:tab/><text:span text:style-name="T24">1) </text:span><text:span text:style-name="T127">«</text:span><text:span text:style-name="T24">int_str(intvar, strvar)</text:span><text:span text:style-name="T127">» - конвертировать значение «</text:span><text:span text:style-name="T32">INT</text:span><text:span text:style-name="T127">» </text:span><text:span text:style-name="T32">(</text:span><text:span text:style-name="T128">«</text:span><text:span text:style-name="T32">intvar</text:span><text:span text:style-name="T128">»</text:span><text:span text:style-name="T32">) </text:span><text:span text:style-name="T128">в тип «</text:span><text:span text:style-name="T32">STR</text:span><text:span text:style-name="T128">» и передать в переменную («</text:span><text:span text:style-name="T32">strvar</text:span><text:span text:style-name="T128">»).</text:span></text:p>
      <text:p text:style-name="P70"><text:soft-page-break/><text:span text:style-name="T32"><text:tab/>2) </text:span><text:span text:style-name="T127">«</text:span><text:span text:style-name="T31">str_</text:span><text:span text:style-name="T32">int</text:span><text:span text:style-name="T31">(strvar</text:span><text:span text:style-name="T32">, intvar</text:span><text:span text:style-name="T31">)</text:span><text:span text:style-name="T127">» - конвертировать значение «</text:span><text:span text:style-name="T32">STR</text:span><text:span text:style-name="T128">» («</text:span><text:span text:style-name="T32">strvar</text:span><text:span text:style-name="T128">»)</text:span><text:span text:style-name="T32"> </text:span><text:span text:style-name="T128">в тип «</text:span><text:span text:style-name="T32">INT</text:span><text:span text:style-name="T127">» и передать в переменную </text:span><text:span text:style-name="T32">(</text:span><text:span text:style-name="T128">«</text:span><text:span text:style-name="T32">intvar</text:span><text:span text:style-name="T128">»</text:span><text:span text:style-name="T32">)</text:span><text:span text:style-name="T128">.</text:span></text:p>
      <text:p text:style-name="P128"><text:span text:style-name="T94"><text:tab/></text:span><text:span text:style-name="T83">3) </text:span><text:span text:style-name="T101">«</text:span><text:span text:style-name="T83">flow</text:span><text:span text:style-name="T84">(name,1)</text:span><text:span text:style-name="T101">» - поток из слов (отделяемые пробелом - « »).Где «</text:span><text:span text:style-name="T84">name</text:span><text:span text:style-name="T101">» - само предложение </text:span><text:span text:style-name="T84">(</text:span><text:span text:style-name="T101">«</text:span><text:span text:style-name="T84">STR</text:span><text:span text:style-name="T101">»</text:span><text:span text:style-name="T84">), </text:span><text:span text:style-name="T101">«</text:span><text:span text:style-name="T84">1</text:span><text:span text:style-name="T101">» - второе слово предложения. ! Команда в</text:span><text:span text:style-name="T104">озвращает результат на своё место</text:span><text:span text:style-name="T101"> !</text:span></text:p>
      <text:p text:style-name="P69"/>
      <text:p text:style-name="P69"/>
      <text:p text:style-name="P69"/>
      <text:p text:style-name="P69"/>
      <text:p text:style-name="P69"/>
      <text:p text:style-name="P28">Примечание для разработчиков библиотек:</text:p>
      <text:p text:style-name="P76"/>
      <text:p text:style-name="P76">Вспомним команды - «<text:span text:style-name="T24">print/console...</text:span>». Их объединяет структура («<text:span text:style-name="T24">$</text:span>»). Как сделать подобную команду ? Есть так называемый шаблон функций ,где при соблюдении условия (одного) — команда будет подобна «<text:span text:style-name="T24">print/console...</text:span>».Вот это условие:</text:p>
      <text:p text:style-name="P76"/>
      <text:p text:style-name="P76"/>
      <text:p text:style-name="P76"/>
      <text:p text:style-name="P77"><text:tab/>! В <text:span text:style-name="T125">аргументах</text:span> функции должна быть <text:span text:style-name="T125">одна</text:span> переменная типа - «<text:span text:style-name="T24">STR</text:span>» или «<text:span text:style-name="T24">TEMP</text:span>» , или их ссылки !</text:p>
      <text:p text:style-name="P77"><text:tab/>! Тип функции может быть любым !</text:p>
      <text:p text:style-name="P69"/>
      <text:p text:style-name="P69"/>
      <text:p text:style-name="P69"/>
      <text:p text:style-name="P69"/>
      <text:p text:style-name="P69"/>
      <text:p text:style-name="P69">_____________________________________________________</text:p>
      <text:p text:style-name="P69"/>
      <text:p text:style-name="P69"/>
      <text:p text:style-name="P69"/>
      <text:p text:style-name="P69"/>
      <text:p text:style-name="P69"/>
      <text:p text:style-name="P23">Часть 3 Разработка графических приложений.</text:p>
      <text:p text:style-name="P67"/>
      <text:p text:style-name="P100"><text:span text:style-name="T39">Графическая разработка приложений в </text:span><text:span text:style-name="T48">RedL </text:span><text:span text:style-name="T39">очень простая. Ведь нам потребуется лишь «</text:span><text:span text:style-name="T48">html/c++/js</text:span><text:span text:style-name="T46">».</text:span><text:span text:style-name="T39">В свою очередь </text:span><text:span text:style-name="T48">RedL </text:span><text:span text:style-name="T39">выступает в роли сборщика. Пример программы:</text:span></text:p>
      <text:p text:style-name="P67"/>
      <text:p text:style-name="P100"><text:span text:style-name="T39"><text:tab/>«</text:span><text:span text:style-name="T48">build.rlf</text:span><text:span text:style-name="T39">»</text:span></text:p>
      <text:p text:style-name="P67"/>
      <text:p text:style-name="P122"><text:span text:style-name="T95"><text:tab/>«icon("app_ico.ico")» - Иконка нашего приложения. Обязательная команда. Расширение на </text:span><text:span text:style-name="T73">windows </text:span><text:span text:style-name="T95">должно быть «.</text:span><text:span text:style-name="T73">ico</text:span><text:span text:style-name="T95">», на </text:span><text:span text:style-name="T73">linux </text:span><text:span text:style-name="T95">«.</text:span><text:span text:style-name="T73">png</text:span><text:span text:style-name="T95">».</text:span></text:p>
      <text:p text:style-name="P67"/>
      <text:p text:style-name="P67"><text:tab/>«width(300)» - Длина окна. Обязательная команда.</text:p>
      <text:p text:style-name="P67"><text:tab/>«height(370)» - Ширина окна. Обязательная команда.</text:p>
      <text:p text:style-name="P122"><text:span text:style-name="T95"><text:tab/>«index("index.</text:span><text:span text:style-name="T73">html</text:span><text:span text:style-name="T95">")» - Файл резметки. Обязательная команда.</text:span></text:p>
      <text:p text:style-name="P122"><text:span text:style-name="T95"><text:tab/>«resizable(1)» - Возможность изменять длину и ширину окна пользователю (1 — да, </text:span><text:span text:style-name="T73">0</text:span><text:span text:style-name="T95"> — нет). Обязательная команда.</text:span></text:p>
      <text:p text:style-name="P100"><text:span text:style-name="T39"><text:tab/>«execute("mkdir TESTREDL")» - Произвести команду в консоли (здесь — создать папку с названием «TESTREDL»).</text:span><text:span text:style-name="T47"> НЕ о</text:span><text:span text:style-name="T39">бязательная команда.</text:span></text:p>
      <text:p text:style-name="P67"/>
      <text:p text:style-name="P67"/>
      <text:p text:style-name="P67"/>
      <text:p text:style-name="P67"/>
      <text:p text:style-name="P100"><text:span text:style-name="T39"><text:tab/>«index.</text:span><text:span text:style-name="T48">html</text:span><text:span text:style-name="T39">»</text:span></text:p>
      <text:p text:style-name="P67"><text:tab/></text:p>
      <text:p text:style-name="P100"><text:span text:style-name="T39"><text:tab/>«</text:span><text:span text:style-name="T48">&lt;!DOCTYPE html&gt;</text:span><text:span text:style-name="T39">»</text:span></text:p>
      <text:p text:style-name="P100"><text:span text:style-name="T39"><text:tab/>«</text:span><text:span text:style-name="T48">&lt;html lang=”ru”&gt;</text:span><text:span text:style-name="T39">»</text:span></text:p>
      <text:p text:style-name="P100"><text:span text:style-name="T39"><text:tab/>« <text:s text:c="8"/></text:span><text:span text:style-name="T48">&lt;head&gt;</text:span><text:span text:style-name="T39">»</text:span></text:p>
      <text:p text:style-name="P100"><text:span text:style-name="T39"><text:tab/>« <text:s text:c="13"/></text:span><text:span text:style-name="T48">&lt;meta charset=”UTF-8”&gt;</text:span><text:span text:style-name="T39">»</text:span></text:p>
      <text:p text:style-name="P101"><text:span text:style-name="T39"><text:tab/>« <text:s text:c="12"/></text:span><text:span text:style-name="T48"><text:s/></text:span><text:span text:style-name="T55">&lt;title&gt;TEST&lt;/title&gt;</text:span><text:span text:style-name="T39">»</text:span></text:p>
      <text:p text:style-name="P101"><text:span text:style-name="T39"><text:tab/>« <text:s text:c="8"/></text:span><text:span text:style-name="T48">&lt;/head&gt;</text:span><text:span text:style-name="T39">»</text:span></text:p>
      <text:p text:style-name="P123"><text:span text:style-name="T95"><text:tab/>« <text:s text:c="8"/></text:span><text:span text:style-name="T73">&lt;b</text:span><text:span text:style-name="T74">ody</text:span><text:span text:style-name="T73">&gt;</text:span><text:span text:style-name="T95">»</text:span></text:p>
      <text:p text:style-name="P123"><text:span text:style-name="T95"><text:tab/>« <text:s text:c="15"/></text:span><text:span text:style-name="T74">&lt;h1&gt;Hello, world!&lt;/h1&gt;</text:span><text:span text:style-name="T95">»</text:span></text:p>
      <text:p text:style-name="P123"><text:span text:style-name="T95"><text:tab/>« <text:s text:c="8"/></text:span><text:span text:style-name="T74">&lt;/body&gt;</text:span><text:span text:style-name="T95">»</text:span></text:p>
      <text:p text:style-name="P123"><text:span text:style-name="T95"><text:tab/>«</text:span><text:span text:style-name="T74">&lt;/html&gt;</text:span><text:span text:style-name="T95">»</text:span></text:p>
      <text:p text:style-name="P67"><text:tab/></text:p>
      <text:p text:style-name="P67"/>
      <text:p text:style-name="P102"><text:span text:style-name="T39">Теперь компилируем: «</text:span><text:span text:style-name="T48">redl build.rlf -gui</text:span><text:span text:style-name="T39">» </text:span><text:span text:style-name="T48">( </text:span><text:span text:style-name="T39">«</text:span><text:span text:style-name="T48">-gui</text:span><text:span text:style-name="T39">» - обязателен </text:span><text:span text:style-name="T48">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non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non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8T01:20:22.588000000</meta:creation-date>
    <dc:date>2020-01-19T21:56:10.069000000</dc:date>
    <meta:editing-duration>PT7H18M23S</meta:editing-duration>
    <meta:editing-cycles>20</meta:editing-cycles>
    <meta:generator>LibreOffice/6.3.3.2$Windows_x86 LibreOffice_project/a64200df03143b798afd1ec74a12ab50359878ed</meta:generator>
    <meta:document-statistic meta:table-count="0" meta:image-count="0" meta:object-count="0" meta:page-count="7" meta:paragraph-count="302" meta:word-count="2169" meta:character-count="15614" meta:non-whitespace-character-count="13074"/>
  </office:meta>
</office:document-meta>
</file>